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7.97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36.57mm"/>
    </style:style>
    <style:style style:name="co6" style:family="table-column">
      <style:table-column-properties fo:break-before="auto" style:column-width="105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ulan</text:p>
          </table:table-cell>
          <table:table-cell/>
          <table:table-cell office:value-type="string" calcext:value-type="string">
            <text:p>Tgl</text:p>
          </table:table-cell>
          <table:table-cell office:value-type="string" calcext:value-type="string">
            <text:p>Hari</text:p>
          </table:table-cell>
          <table:table-cell office:value-type="string" calcext:value-type="string">
            <text:p>Bacaan</text:p>
          </table:table-cell>
          <table:table-cell office:value-type="string" calcext:value-type="string">
            <text:p>Acara</text:p>
          </table:table-cell>
          <table:table-cell office:value-type="string" calcext:value-type="string">
            <text:p>Tempat</text:p>
          </table:table-cell>
          <table:table-cell office:value-type="string" calcext:value-type="string">
            <text:p>Petugas I</text:p>
          </table:table-cell>
          <table:table-cell office:value-type="string" calcext:value-type="string">
            <text:p>Petugas II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inggu</text:p>
          </table:table-cell>
        </table:table-row>
        <table:table-row table:style-name="ro1">
          <table:table-cell office:value-type="string" calcext:value-type="string">
            <text:p>Januari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VLOOKUP(WEEKDAY(DATE(2016;[.B2];[.C2]));[.$M$1:.$N$7];2)" office:value-type="string" office:string-value="Rabu" calcext:value-type="string">
            <text:p>Rabu</text:p>
          </table:table-cell>
          <table:table-cell office:value-type="string" calcext:value-type="string">
            <text:p>1Yoh. 4:11-18,Mzm. 72:1-2,10-11,12-13,Mrk. 6:45-52</text:p>
          </table:table-cell>
          <table:table-cell office:value-type="string" calcext:value-type="string">
            <text:p>Natalan Lingkungan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Prodiakon</text:p>
          </table:table-cell>
          <table:table-cell office:value-type="string" calcext:value-type="string">
            <text:p>Anton Supriyana</text:p>
          </table:table-cell>
          <table:table-cell table:formula="of:=[.A2]&amp;&quot;&amp; &quot;&amp;[.C2]&amp;&quot;&amp; &quot;&amp;[.D2]&amp;&quot;&amp; &quot;&amp;[.E2]&amp;&quot;&amp; &quot;&amp;[.F2]&amp;&quot;&amp; &quot;&amp;[.G2]&amp;&quot;&amp; &quot;&amp;[.H2]&amp;&quot;\par &quot;&amp;[.I2]&amp;&quot;\\ &quot;" office:value-type="string" office:string-value="Januari&amp; 6&amp; Rabu&amp; 1Yoh. 4:11-18,Mzm. 72:1-2,10-11,12-13,Mrk. 6:45-52&amp; Natalan Lingkungan&amp; Joglo Lawas&amp; Prodiakon\par Anton Supriyana\\ " calcext:value-type="string">
            <text:p>Januari&amp; 6&amp; Rabu&amp; 1Yoh. 4:11-18,Mzm. 72:1-2,10-11,12-13,Mrk. 6:45-52&amp; Natalan Lingkungan&amp; Joglo Lawas&amp; Prodiakon\par Anton Supriyana\\ </text:p>
          </table:table-cell>
          <table:table-cell table:formula="of:=IF([.A3]&lt;&gt;&quot;&quot;;&quot;\hline&quot;;&quot;\cline{2-7}&quot;)" office:value-type="string" office:string-value="\cline{2-7}" calcext:value-type="string">
            <text:p>\cline{2-7}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ni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VLOOKUP(WEEKDAY(DATE(2016;[.B3];[.C3]));[.$M$1:.$N$7];2)" office:value-type="string" office:string-value="Kamis" calcext:value-type="string">
            <text:p>Kamis</text:p>
          </table:table-cell>
          <table:table-cell office:value-type="string" calcext:value-type="string">
            <text:p>2Sam. 11:1-4a,5-10a,13-17,Mzm. 51:3-4,5-6a,6bc-7,10-11,Mrk. 4:26-34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C. Triyono</text:p>
          </table:table-cell>
          <table:table-cell office:value-type="string" calcext:value-type="string">
            <text:p>Suyanto, Yohanes</text:p>
          </table:table-cell>
          <table:table-cell office:value-type="string" calcext:value-type="string">
            <text:p>Titisari, Lusia</text:p>
          </table:table-cell>
          <table:table-cell table:formula="of:=[.A3]&amp;&quot;&amp; &quot;&amp;[.C3]&amp;&quot;&amp; &quot;&amp;[.D3]&amp;&quot;&amp; &quot;&amp;[.E3]&amp;&quot;&amp; &quot;&amp;[.F3]&amp;&quot;&amp; &quot;&amp;[.G3]&amp;&quot;&amp; &quot;&amp;[.H3]&amp;&quot;\par &quot;&amp;[.I3]&amp;&quot;\\ &quot;" office:value-type="string" office:string-value="&amp; 28&amp; Kamis&amp; 2Sam. 11:1-4a,5-10a,13-17,Mzm. 51:3-4,5-6a,6bc-7,10-11,Mrk. 4:26-34&amp; Doa Lingkungan&amp; C. Triyono&amp; Suyanto, Yohanes\par Titisari, Lusia\\ " calcext:value-type="string">
            <text:p>&amp; 28&amp; Kamis&amp; 2Sam. 11:1-4a,5-10a,13-17,Mzm. 51:3-4,5-6a,6bc-7,10-11,Mrk. 4:26-34&amp; Doa Lingkungan&amp; C. Triyono&amp; Suyanto, Yohanes\par Titisari, Lusia\\ </text:p>
          </table:table-cell>
          <table:table-cell table:formula="of:=IF([.A4]&lt;&gt;&quot;&quot;;&quot;\hline&quot;;&quot;\cline{2-7}&quot;)" office:value-type="string" office:string-value="\hline" calcext:value-type="string">
            <text:p>\hlin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asa</text:p>
          </table:table-cell>
        </table:table-row>
        <table:table-row table:style-name="ro1">
          <table:table-cell office:value-type="string" calcext:value-type="string">
            <text:p>Februari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VLOOKUP(WEEKDAY(DATE(2016;[.B4];[.C4]));[.$M$1:.$N$7];2)" office:value-type="string" office:string-value="Kamis" calcext:value-type="string">
            <text:p>Kamis</text:p>
          </table:table-cell>
          <table:table-cell office:value-type="string" calcext:value-type="string">
            <text:p>Yl. 2:12-18,Mzm. 51:3-4,5-6a,12-13,14,17,2Kor. 5:20-6:2,Mat. 6:1-6,16-18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Y. Suripto</text:p>
          </table:table-cell>
          <table:table-cell office:value-type="string" calcext:value-type="string">
            <text:p>Anton Supriyana</text:p>
          </table:table-cell>
          <table:table-cell office:value-type="string" calcext:value-type="string">
            <text:p>C. Triyono</text:p>
          </table:table-cell>
          <table:table-cell table:formula="of:=[.A4]&amp;&quot;&amp; &quot;&amp;[.C4]&amp;&quot;&amp; &quot;&amp;[.D4]&amp;&quot;&amp; &quot;&amp;[.E4]&amp;&quot;&amp; &quot;&amp;[.F4]&amp;&quot;&amp; &quot;&amp;[.G4]&amp;&quot;&amp; &quot;&amp;[.H4]&amp;&quot;\par &quot;&amp;[.I4]&amp;&quot;\\ &quot;" office:value-type="string" office:string-value="Februari&amp; 11&amp; Kamis&amp; Yl. 2:12-18,Mzm. 51:3-4,5-6a,12-13,14,17,2Kor. 5:20-6:2,Mat. 6:1-6,16-18&amp; Doa Lingkungan&amp; Y. Suripto&amp; Anton Supriyana\par C. Triyono\\ " calcext:value-type="string">
            <text:p>Februari&amp; 11&amp; Kamis&amp; Yl. 2:12-18,Mzm. 51:3-4,5-6a,12-13,14,17,2Kor. 5:20-6:2,Mat. 6:1-6,16-18&amp; Doa Lingkungan&amp; Y. Suripto&amp; Anton Supriyana\par C. Triyono\\ </text:p>
          </table:table-cell>
          <table:table-cell table:formula="of:=IF([.A5]&lt;&gt;&quot;&quot;;&quot;\hline&quot;;&quot;\cline{2-7}&quot;)" office:value-type="string" office:string-value="\cline{2-7}" calcext:value-type="string">
            <text:p>\cline{2-7}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abu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VLOOKUP(WEEKDAY(DATE(2016;[.B5];[.C5]));[.$M$1:.$N$7];2)" office:value-type="string" office:string-value="Kamis" calcext:value-type="string">
            <text:p>Kamis</text:p>
          </table:table-cell>
          <table:table-cell office:value-type="string" calcext:value-type="string">
            <text:p>Yun. 3:1-10,Mzm. 51:3-4,12-13,18-19,Luk. 11:29-32</text:p>
          </table:table-cell>
          <table:table-cell office:value-type="string" calcext:value-type="string">
            <text:p>Prapaskah I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Tim</text:p>
          </table:table-cell>
          <table:table-cell/>
          <table:table-cell table:formula="of:=[.A5]&amp;&quot;&amp; &quot;&amp;[.C5]&amp;&quot;&amp; &quot;&amp;[.D5]&amp;&quot;&amp; &quot;&amp;[.E5]&amp;&quot;&amp; &quot;&amp;[.F5]&amp;&quot;&amp; &quot;&amp;[.G5]&amp;&quot;&amp; &quot;&amp;[.H5]&amp;&quot;\par &quot;&amp;[.I5]&amp;&quot;\\ &quot;" office:value-type="string" office:string-value="&amp; 18&amp; Kamis&amp; Yun. 3:1-10,Mzm. 51:3-4,12-13,18-19,Luk. 11:29-32&amp; Prapaskah I&amp; P. Suroyo&amp; Tim\par \\ " calcext:value-type="string">
            <text:p>&amp; 18&amp; Kamis&amp; Yun. 3:1-10,Mzm. 51:3-4,12-13,18-19,Luk. 11:29-32&amp; Prapaskah I&amp; P. Suroyo&amp; Tim\par \\ </text:p>
          </table:table-cell>
          <table:table-cell table:formula="of:=IF([.A6]&lt;&gt;&quot;&quot;;&quot;\hline&quot;;&quot;\cline{2-7}&quot;)" office:value-type="string" office:string-value="\cline{2-7}" calcext:value-type="string">
            <text:p>\cline{2-7}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Kami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VLOOKUP(WEEKDAY(DATE(2016;[.B6];[.C6]));[.$M$1:.$N$7];2)" office:value-type="string" office:string-value="Kamis" calcext:value-type="string">
            <text:p>Kamis</text:p>
          </table:table-cell>
          <table:table-cell office:value-type="string" calcext:value-type="string">
            <text:p>Yer. 18:18-20,Mzm. 31:5-6,14,15-16,Mat. 20:17-28</text:p>
          </table:table-cell>
          <table:table-cell office:value-type="string" calcext:value-type="string">
            <text:p>Prapaskah II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Tim</text:p>
          </table:table-cell>
          <table:table-cell/>
          <table:table-cell table:formula="of:=[.A6]&amp;&quot;&amp; &quot;&amp;[.C6]&amp;&quot;&amp; &quot;&amp;[.D6]&amp;&quot;&amp; &quot;&amp;[.E6]&amp;&quot;&amp; &quot;&amp;[.F6]&amp;&quot;&amp; &quot;&amp;[.G6]&amp;&quot;&amp; &quot;&amp;[.H6]&amp;&quot;\par &quot;&amp;[.I6]&amp;&quot;\\ &quot;" office:value-type="string" office:string-value="&amp; 25&amp; Kamis&amp; Yer. 18:18-20,Mzm. 31:5-6,14,15-16,Mat. 20:17-28&amp; Prapaskah II&amp; P. Suroyo&amp; Tim\par \\ " calcext:value-type="string">
            <text:p>&amp; 25&amp; Kamis&amp; Yer. 18:18-20,Mzm. 31:5-6,14,15-16,Mat. 20:17-28&amp; Prapaskah II&amp; P. Suroyo&amp; Tim\par \\ </text:p>
          </table:table-cell>
          <table:table-cell table:formula="of:=IF([.A7]&lt;&gt;&quot;&quot;;&quot;\hline&quot;;&quot;\cline{2-7}&quot;)" office:value-type="string" office:string-value="\hline" calcext:value-type="string">
            <text:p>\hli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umat</text:p>
          </table:table-cell>
        </table:table-row>
        <table:table-row table:style-name="ro1">
          <table:table-cell office:value-type="string" calcext:value-type="string">
            <text:p>Maret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VLOOKUP(WEEKDAY(DATE(2016;[.B7];[.C7]));[.$M$1:.$N$7];2)" office:value-type="string" office:string-value="Kamis" calcext:value-type="string">
            <text:p>Kamis</text:p>
          </table:table-cell>
          <table:table-cell office:value-type="string" calcext:value-type="string">
            <text:p>Yer. 7:23-28,Mzm. 95:1-2,6-7,8-9,Luk. 11:14-23</text:p>
          </table:table-cell>
          <table:table-cell office:value-type="string" calcext:value-type="string">
            <text:p>Prapaskah III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Tim</text:p>
          </table:table-cell>
          <table:table-cell/>
          <table:table-cell table:formula="of:=[.A7]&amp;&quot;&amp; &quot;&amp;[.C7]&amp;&quot;&amp; &quot;&amp;[.D7]&amp;&quot;&amp; &quot;&amp;[.E7]&amp;&quot;&amp; &quot;&amp;[.F7]&amp;&quot;&amp; &quot;&amp;[.G7]&amp;&quot;&amp; &quot;&amp;[.H7]&amp;&quot;\par &quot;&amp;[.I7]&amp;&quot;\\ &quot;" office:value-type="string" office:string-value="Maret&amp; 3&amp; Kamis&amp; Yer. 7:23-28,Mzm. 95:1-2,6-7,8-9,Luk. 11:14-23&amp; Prapaskah III&amp; P. Suroyo&amp; Tim\par \\ " calcext:value-type="string">
            <text:p>Maret&amp; 3&amp; Kamis&amp; Yer. 7:23-28,Mzm. 95:1-2,6-7,8-9,Luk. 11:14-23&amp; Prapaskah III&amp; P. Suroyo&amp; Tim\par \\ </text:p>
          </table:table-cell>
          <table:table-cell table:formula="of:=IF([.A8]&lt;&gt;&quot;&quot;;&quot;\hline&quot;;&quot;\cline{2-7}&quot;)" office:value-type="string" office:string-value="\cline{2-7}" calcext:value-type="string">
            <text:p>\cline{2-7}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btu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VLOOKUP(WEEKDAY(DATE(2016;[.B8];[.C8]));[.$M$1:.$N$7];2)" office:value-type="string" office:string-value="Kamis" calcext:value-type="string">
            <text:p>Kamis</text:p>
          </table:table-cell>
          <table:table-cell office:value-type="string" calcext:value-type="string">
            <text:p>Kel. 32:7-14,Mzm. 106:19-20,21-22,23,Yoh. 5:31-47</text:p>
          </table:table-cell>
          <table:table-cell office:value-type="string" calcext:value-type="string">
            <text:p>Prapaskah IV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Tim</text:p>
          </table:table-cell>
          <table:table-cell/>
          <table:table-cell table:formula="of:=[.A8]&amp;&quot;&amp; &quot;&amp;[.C8]&amp;&quot;&amp; &quot;&amp;[.D8]&amp;&quot;&amp; &quot;&amp;[.E8]&amp;&quot;&amp; &quot;&amp;[.F8]&amp;&quot;&amp; &quot;&amp;[.G8]&amp;&quot;&amp; &quot;&amp;[.H8]&amp;&quot;\par &quot;&amp;[.I8]&amp;&quot;\\ &quot;" office:value-type="string" office:string-value="&amp; 10&amp; Kamis&amp; Kel. 32:7-14,Mzm. 106:19-20,21-22,23,Yoh. 5:31-47&amp; Prapaskah IV&amp; P. Suroyo&amp; Tim\par \\ " calcext:value-type="string">
            <text:p>&amp; 10&amp; Kamis&amp; Kel. 32:7-14,Mzm. 106:19-20,21-22,23,Yoh. 5:31-47&amp; Prapaskah IV&amp; P. Suroyo&amp; Tim\par \\ </text:p>
          </table:table-cell>
          <table:table-cell table:formula="of:=IF([.A9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VLOOKUP(WEEKDAY(DATE(2016;[.B9];[.C9]));[.$M$1:.$N$7];2)" office:value-type="string" office:string-value="Kamis" calcext:value-type="string">
            <text:p>Kamis</text:p>
          </table:table-cell>
          <table:table-cell office:value-type="string" calcext:value-type="string">
            <text:p>Dan. 3:14-20,24-25,28,Dan. 3:52,53,54,55,56,Yoh. 8:31-42</text:p>
          </table:table-cell>
          <table:table-cell office:value-type="string" calcext:value-type="string">
            <text:p>Prapaskah V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Tim</text:p>
          </table:table-cell>
          <table:table-cell/>
          <table:table-cell table:formula="of:=[.A9]&amp;&quot;&amp; &quot;&amp;[.C9]&amp;&quot;&amp; &quot;&amp;[.D9]&amp;&quot;&amp; &quot;&amp;[.E9]&amp;&quot;&amp; &quot;&amp;[.F9]&amp;&quot;&amp; &quot;&amp;[.G9]&amp;&quot;&amp; &quot;&amp;[.H9]&amp;&quot;\par &quot;&amp;[.I9]&amp;&quot;\\ &quot;" office:value-type="string" office:string-value="&amp; 17&amp; Kamis&amp; Dan. 3:14-20,24-25,28,Dan. 3:52,53,54,55,56,Yoh. 8:31-42&amp; Prapaskah V&amp; P. Suroyo&amp; Tim\par \\ " calcext:value-type="string">
            <text:p>&amp; 17&amp; Kamis&amp; Dan. 3:14-20,24-25,28,Dan. 3:52,53,54,55,56,Yoh. 8:31-42&amp; Prapaskah V&amp; P. Suroyo&amp; Tim\par \\ </text:p>
          </table:table-cell>
          <table:table-cell table:formula="of:=IF([.A10]&lt;&gt;&quot;&quot;;&quot;\hline&quot;;&quot;\cline{2-7}&quot;)" office:value-type="string" office:string-value="\hline" calcext:value-type="string">
            <text:p>\h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VLOOKUP(WEEKDAY(DATE(2016;[.B10];[.C10]));[.$M$1:.$N$7];2)" office:value-type="string" office:string-value="Kamis" calcext:value-type="string">
            <text:p>Kamis</text:p>
          </table:table-cell>
          <table:table-cell office:value-type="string" calcext:value-type="string">
            <text:p>Kis. 5:17-26,Mzm. 34:2-3,4-5,6-7,8-9,Yoh. 3:16-21</text:p>
          </table:table-cell>
          <table:table-cell office:value-type="string" calcext:value-type="string">
            <text:p>Paskahan Lingkungan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Prodiakon</text:p>
          </table:table-cell>
          <table:table-cell office:value-type="string" calcext:value-type="string">
            <text:p>Sode Muda, Maria</text:p>
          </table:table-cell>
          <table:table-cell table:formula="of:=[.A10]&amp;&quot;&amp; &quot;&amp;[.C10]&amp;&quot;&amp; &quot;&amp;[.D10]&amp;&quot;&amp; &quot;&amp;[.E10]&amp;&quot;&amp; &quot;&amp;[.F10]&amp;&quot;&amp; &quot;&amp;[.G10]&amp;&quot;&amp; &quot;&amp;[.H10]&amp;&quot;\par &quot;&amp;[.I10]&amp;&quot;\\ &quot;" office:value-type="string" office:string-value="April&amp; 7&amp; Kamis&amp; Kis. 5:17-26,Mzm. 34:2-3,4-5,6-7,8-9,Yoh. 3:16-21&amp; Paskahan Lingkungan&amp; Joglo Lawas&amp; Prodiakon\par Sode Muda, Maria\\ " calcext:value-type="string">
            <text:p>April&amp; 7&amp; Kamis&amp; Kis. 5:17-26,Mzm. 34:2-3,4-5,6-7,8-9,Yoh. 3:16-21&amp; Paskahan Lingkungan&amp; Joglo Lawas&amp; Prodiakon\par Sode Muda, Maria\\ </text:p>
          </table:table-cell>
          <table:table-cell table:formula="of:=IF([.A11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VLOOKUP(WEEKDAY(DATE(2016;[.B11];[.C11]));[.$M$1:.$N$7];2)" office:value-type="string" office:string-value="Kamis" calcext:value-type="string">
            <text:p>Kamis</text:p>
          </table:table-cell>
          <table:table-cell office:value-type="string" calcext:value-type="string">
            <text:p>Kis. 13:13-25,Mzm. 89:2-3,21-22,25,27,Yoh. 13:16-20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Nanik Ismarjati, Maria Theresia</text:p>
          </table:table-cell>
          <table:table-cell office:value-type="string" calcext:value-type="string">
            <text:p>Sri Utami Chrisssumiwi, Margareta Maria</text:p>
          </table:table-cell>
          <table:table-cell table:formula="of:=[.A11]&amp;&quot;&amp; &quot;&amp;[.C11]&amp;&quot;&amp; &quot;&amp;[.D11]&amp;&quot;&amp; &quot;&amp;[.E11]&amp;&quot;&amp; &quot;&amp;[.F11]&amp;&quot;&amp; &quot;&amp;[.G11]&amp;&quot;&amp; &quot;&amp;[.H11]&amp;&quot;\par &quot;&amp;[.I11]&amp;&quot;\\ &quot;" office:value-type="string" office:string-value="&amp; 21&amp; Kamis&amp; Kis. 13:13-25,Mzm. 89:2-3,21-22,25,27,Yoh. 13:16-20&amp; Doa Lingkungan&amp; Aloysius Lamakey&amp; Nanik Ismarjati, Maria Theresia\par Sri Utami Chrisssumiwi, Margareta Maria\\ " calcext:value-type="string">
            <text:p>&amp; 21&amp; Kamis&amp; Kis. 13:13-25,Mzm. 89:2-3,21-22,25,27,Yoh. 13:16-20&amp; Doa Lingkungan&amp; Aloysius Lamakey&amp; Nanik Ismarjati, Maria Theresia\par Sri Utami Chrisssumiwi, Margareta Maria\\ </text:p>
          </table:table-cell>
          <table:table-cell table:formula="of:=IF([.A12]&lt;&gt;&quot;&quot;;&quot;\hline&quot;;&quot;\cline{2-7}&quot;)" office:value-type="string" office:string-value="\hline" calcext:value-type="string">
            <text:p>\h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WEEKDAY(DATE(2016;[.B12];[.C12]));[.$M$1:.$N$7];2)" office:value-type="string" office:string-value="Minggu" calcext:value-type="string">
            <text:p>Minggu</text:p>
          </table:table-cell>
          <table:table-cell office:value-type="string" calcext:value-type="string">
            <text:p>Kis. 15:1-2,22-29,Mzm. 67:2-3,5,6,8,Why. 21:10-14.22-23,Yoh. 14:23-29,Kis. 20:17-38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Sode Muda, Maria</text:p>
          </table:table-cell>
          <table:table-cell table:formula="of:=[.A12]&amp;&quot;&amp; &quot;&amp;[.C12]&amp;&quot;&amp; &quot;&amp;[.D12]&amp;&quot;&amp; &quot;&amp;[.E12]&amp;&quot;&amp; &quot;&amp;[.F12]&amp;&quot;&amp; &quot;&amp;[.G12]&amp;&quot;&amp; &quot;&amp;[.H12]&amp;&quot;\par &quot;&amp;[.I12]&amp;&quot;\\ &quot;" office:value-type="string" office:string-value="Mei&amp; 1&amp; Minggu&amp; Kis. 15:1-2,22-29,Mzm. 67:2-3,5,6,8,Why. 21:10-14.22-23,Yoh. 14:23-29,Kis. 20:17-38,&amp; Rosario&amp; Joglo Lawas&amp; Aloysius Lamakey\par Sode Muda, Maria\\ " calcext:value-type="string">
            <text:p>Mei&amp; 1&amp; Minggu&amp; Kis. 15:1-2,22-29,Mzm. 67:2-3,5,6,8,Why. 21:10-14.22-23,Yoh. 14:23-29,Kis. 20:17-38,&amp; Rosario&amp; Joglo Lawas&amp; Aloysius Lamakey\par Sode Muda, Maria\\ </text:p>
          </table:table-cell>
          <table:table-cell table:formula="of:=IF([.A13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WEEKDAY(DATE(2016;[.B13];[.C13]));[.$M$1:.$N$7];2)" office:value-type="string" office:string-value="Senin" calcext:value-type="string">
            <text:p>Senin</text:p>
          </table:table-cell>
          <table:table-cell office:value-type="string" calcext:value-type="string">
            <text:p>Kis. 16:11-15,Mzm. 149:1-2,3-4,5-6a,9b,Yoh. 15:26-16:4a,Kis. 21:1-26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C. Triyono</text:p>
          </table:table-cell>
          <table:table-cell office:value-type="string" calcext:value-type="string">
            <text:p>Aloysius Lamakey</text:p>
          </table:table-cell>
          <table:table-cell table:formula="of:=[.A13]&amp;&quot;&amp; &quot;&amp;[.C13]&amp;&quot;&amp; &quot;&amp;[.D13]&amp;&quot;&amp; &quot;&amp;[.E13]&amp;&quot;&amp; &quot;&amp;[.F13]&amp;&quot;&amp; &quot;&amp;[.G13]&amp;&quot;&amp; &quot;&amp;[.H13]&amp;&quot;\par &quot;&amp;[.I13]&amp;&quot;\\ &quot;" office:value-type="string" office:string-value="&amp; 2&amp; Senin&amp; Kis. 16:11-15,Mzm. 149:1-2,3-4,5-6a,9b,Yoh. 15:26-16:4a,Kis. 21:1-26,&amp; Rosario&amp; Joglo Lawas&amp; C. Triyono\par Aloysius Lamakey\\ " calcext:value-type="string">
            <text:p>&amp; 2&amp; Senin&amp; Kis. 16:11-15,Mzm. 149:1-2,3-4,5-6a,9b,Yoh. 15:26-16:4a,Kis. 21:1-26,&amp; Rosario&amp; Joglo Lawas&amp; C. Triyono\par Aloysius Lamakey\\ </text:p>
          </table:table-cell>
          <table:table-cell table:formula="of:=IF([.A14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WEEKDAY(DATE(2016;[.B14];[.C14]));[.$M$1:.$N$7];2)" office:value-type="string" office:string-value="Selasa" calcext:value-type="string">
            <text:p>Selasa</text:p>
          </table:table-cell>
          <table:table-cell office:value-type="string" calcext:value-type="string">
            <text:p>1Kor. 15:1-8,Mzm. 19:2-3,4-5,Yoh. 14:6-14,Why. 18:21, 19:10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Sode Muda, Maria</text:p>
          </table:table-cell>
          <table:table-cell office:value-type="string" calcext:value-type="string">
            <text:p>Tri Tutwuri, Kristina</text:p>
          </table:table-cell>
          <table:table-cell table:formula="of:=[.A14]&amp;&quot;&amp; &quot;&amp;[.C14]&amp;&quot;&amp; &quot;&amp;[.D14]&amp;&quot;&amp; &quot;&amp;[.E14]&amp;&quot;&amp; &quot;&amp;[.F14]&amp;&quot;&amp; &quot;&amp;[.G14]&amp;&quot;&amp; &quot;&amp;[.H14]&amp;&quot;\par &quot;&amp;[.I14]&amp;&quot;\\ &quot;" office:value-type="string" office:string-value="&amp; 3&amp; Selasa&amp; 1Kor. 15:1-8,Mzm. 19:2-3,4-5,Yoh. 14:6-14,Why. 18:21, 19:10,&amp; Rosario&amp; Joglo Lawas&amp; Sode Muda, Maria\par Tri Tutwuri, Kristina\\ " calcext:value-type="string">
            <text:p>&amp; 3&amp; Selasa&amp; 1Kor. 15:1-8,Mzm. 19:2-3,4-5,Yoh. 14:6-14,Why. 18:21, 19:10,&amp; Rosario&amp; Joglo Lawas&amp; Sode Muda, Maria\par Tri Tutwuri, Kristina\\ </text:p>
          </table:table-cell>
          <table:table-cell table:formula="of:=IF([.A15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VLOOKUP(WEEKDAY(DATE(2016;[.B15];[.C15]));[.$M$1:.$N$7];2)" office:value-type="string" office:string-value="Rabu" calcext:value-type="string">
            <text:p>Rabu</text:p>
          </table:table-cell>
          <table:table-cell office:value-type="string" calcext:value-type="string">
            <text:p>Kis. 17:15,22-18:1,Mzm. 148:1-2,11-12ab,12c-14a,14bcd,Yoh. 16:12-15,Kis. 21:40-22:21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Sri Supriyati, Anastasia</text:p>
          </table:table-cell>
          <table:table-cell office:value-type="string" calcext:value-type="string">
            <text:p>Lamakey Maria Antonia Tona</text:p>
          </table:table-cell>
          <table:table-cell table:formula="of:=[.A15]&amp;&quot;&amp; &quot;&amp;[.C15]&amp;&quot;&amp; &quot;&amp;[.D15]&amp;&quot;&amp; &quot;&amp;[.E15]&amp;&quot;&amp; &quot;&amp;[.F15]&amp;&quot;&amp; &quot;&amp;[.G15]&amp;&quot;&amp; &quot;&amp;[.H15]&amp;&quot;\par &quot;&amp;[.I15]&amp;&quot;\\ &quot;" office:value-type="string" office:string-value="&amp; 4&amp; Rabu&amp; Kis. 17:15,22-18:1,Mzm. 148:1-2,11-12ab,12c-14a,14bcd,Yoh. 16:12-15,Kis. 21:40-22:21,&amp; Rosario&amp; Joglo Lawas&amp; Sri Supriyati, Anastasia\par Lamakey Maria Antonia Tona\\ " calcext:value-type="string">
            <text:p>&amp; 4&amp; Rabu&amp; Kis. 17:15,22-18:1,Mzm. 148:1-2,11-12ab,12c-14a,14bcd,Yoh. 16:12-15,Kis. 21:40-22:21,&amp; Rosario&amp; Joglo Lawas&amp; Sri Supriyati, Anastasia\par Lamakey Maria Antonia Tona\\ </text:p>
          </table:table-cell>
          <table:table-cell table:formula="of:=IF([.A16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formula="of:=VLOOKUP(WEEKDAY(DATE(2016;[.B16];[.C16]));[.$M$1:.$N$7];2)" office:value-type="string" office:string-value="Kamis" calcext:value-type="string">
            <text:p>Kamis</text:p>
          </table:table-cell>
          <table:table-cell office:value-type="string" calcext:value-type="string">
            <text:p>Kis. 1:1-11,Mzm. 47:2-3,6-7,8-9,Ef. 1:17-23,Ibr. 9:24-28; 10:19-23,Luk. 24:46-53,Ef 4:1-24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Pratama Krisna Bayu Aji, Stefanus</text:p>
          </table:table-cell>
          <table:table-cell office:value-type="string" calcext:value-type="string">
            <text:p>Suyanto, Yohanes</text:p>
          </table:table-cell>
          <table:table-cell table:formula="of:=[.A16]&amp;&quot;&amp; &quot;&amp;[.C16]&amp;&quot;&amp; &quot;&amp;[.D16]&amp;&quot;&amp; &quot;&amp;[.E16]&amp;&quot;&amp; &quot;&amp;[.F16]&amp;&quot;&amp; &quot;&amp;[.G16]&amp;&quot;&amp; &quot;&amp;[.H16]&amp;&quot;\par &quot;&amp;[.I16]&amp;&quot;\\ &quot;" office:value-type="string" office:string-value="&amp; 5&amp; Kamis&amp; Kis. 1:1-11,Mzm. 47:2-3,6-7,8-9,Ef. 1:17-23,Ibr. 9:24-28; 10:19-23,Luk. 24:46-53,Ef 4:1-24,&amp; Rosario&amp; Joglo Lawas&amp; Pratama Krisna Bayu Aji, Stefanus\par Suyanto, Yohanes\\ " calcext:value-type="string">
            <text:p>&amp; 5&amp; Kamis&amp; Kis. 1:1-11,Mzm. 47:2-3,6-7,8-9,Ef. 1:17-23,Ibr. 9:24-28; 10:19-23,Luk. 24:46-53,Ef 4:1-24,&amp; Rosario&amp; Joglo Lawas&amp; Pratama Krisna Bayu Aji, Stefanus\par Suyanto, Yohanes\\ </text:p>
          </table:table-cell>
          <table:table-cell table:formula="of:=IF([.A17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WEEKDAY(DATE(2016;[.B17];[.C17]));[.$M$1:.$N$7];2)" office:value-type="string" office:string-value="Jumat" calcext:value-type="string">
            <text:p>Jumat</text:p>
          </table:table-cell>
          <table:table-cell office:value-type="string" calcext:value-type="string">
            <text:p>Kis. 18:9-18,Mzm. 47:2-3,4-5,6-7,Yoh. 16:20-23a,Kis. 22:22-23:11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Sularto, Fransiscus Xaverius</text:p>
          </table:table-cell>
          <table:table-cell office:value-type="string" calcext:value-type="string">
            <text:p>Nanik Ismarjati, Maria Theresia</text:p>
          </table:table-cell>
          <table:table-cell table:formula="of:=[.A17]&amp;&quot;&amp; &quot;&amp;[.C17]&amp;&quot;&amp; &quot;&amp;[.D17]&amp;&quot;&amp; &quot;&amp;[.E17]&amp;&quot;&amp; &quot;&amp;[.F17]&amp;&quot;&amp; &quot;&amp;[.G17]&amp;&quot;&amp; &quot;&amp;[.H17]&amp;&quot;\par &quot;&amp;[.I17]&amp;&quot;\\ &quot;" office:value-type="string" office:string-value="&amp; 6&amp; Jumat&amp; Kis. 18:9-18,Mzm. 47:2-3,4-5,6-7,Yoh. 16:20-23a,Kis. 22:22-23:11,&amp; Rosario&amp; Joglo Lawas&amp; Sularto, Fransiscus Xaverius\par Nanik Ismarjati, Maria Theresia\\ " calcext:value-type="string">
            <text:p>&amp; 6&amp; Jumat&amp; Kis. 18:9-18,Mzm. 47:2-3,4-5,6-7,Yoh. 16:20-23a,Kis. 22:22-23:11,&amp; Rosario&amp; Joglo Lawas&amp; Sularto, Fransiscus Xaverius\par Nanik Ismarjati, Maria Theresia\\ </text:p>
          </table:table-cell>
          <table:table-cell table:formula="of:=IF([.A18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WEEKDAY(DATE(2016;[.B18];[.C18]));[.$M$1:.$N$7];2)" office:value-type="string" office:string-value="Sabtu" calcext:value-type="string">
            <text:p>Sabtu</text:p>
          </table:table-cell>
          <table:table-cell office:value-type="string" calcext:value-type="string">
            <text:p>Kis. 18:23-28,Mzm. 47:2-3,8-9,10,Yoh. 16:23b-28,Kis. 23:12-35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Budi Hartuti, Maria Goreti</text:p>
          </table:table-cell>
          <table:table-cell office:value-type="string" calcext:value-type="string">
            <text:p>Agnes Sukarmi</text:p>
          </table:table-cell>
          <table:table-cell table:formula="of:=[.A18]&amp;&quot;&amp; &quot;&amp;[.C18]&amp;&quot;&amp; &quot;&amp;[.D18]&amp;&quot;&amp; &quot;&amp;[.E18]&amp;&quot;&amp; &quot;&amp;[.F18]&amp;&quot;&amp; &quot;&amp;[.G18]&amp;&quot;&amp; &quot;&amp;[.H18]&amp;&quot;\par &quot;&amp;[.I18]&amp;&quot;\\ &quot;" office:value-type="string" office:string-value="&amp; 7&amp; Sabtu&amp; Kis. 18:23-28,Mzm. 47:2-3,8-9,10,Yoh. 16:23b-28,Kis. 23:12-35,&amp; Rosario&amp; Joglo Lawas&amp; Budi Hartuti, Maria Goreti\par Agnes Sukarmi\\ " calcext:value-type="string">
            <text:p>&amp; 7&amp; Sabtu&amp; Kis. 18:23-28,Mzm. 47:2-3,8-9,10,Yoh. 16:23b-28,Kis. 23:12-35,&amp; Rosario&amp; Joglo Lawas&amp; Budi Hartuti, Maria Goreti\par Agnes Sukarmi\\ </text:p>
          </table:table-cell>
          <table:table-cell table:formula="of:=IF([.A19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VLOOKUP(WEEKDAY(DATE(2016;[.B19];[.C19]));[.$M$1:.$N$7];2)" office:value-type="string" office:string-value="Minggu" calcext:value-type="string">
            <text:p>Minggu</text:p>
          </table:table-cell>
          <table:table-cell office:value-type="string" calcext:value-type="string">
            <text:p>Kis. 7:55-60,Mzm. 97:1,2b,6,7c,9,Why. 22:12-14,16-17,20,Yoh. 17:20-26,Kis. 24:1-6,8b-27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Lamakey Maria Antonia Tona</text:p>
          </table:table-cell>
          <table:table-cell office:value-type="string" calcext:value-type="string">
            <text:p>Zeli Puspitasari, R</text:p>
          </table:table-cell>
          <table:table-cell table:formula="of:=[.A19]&amp;&quot;&amp; &quot;&amp;[.C19]&amp;&quot;&amp; &quot;&amp;[.D19]&amp;&quot;&amp; &quot;&amp;[.E19]&amp;&quot;&amp; &quot;&amp;[.F19]&amp;&quot;&amp; &quot;&amp;[.G19]&amp;&quot;&amp; &quot;&amp;[.H19]&amp;&quot;\par &quot;&amp;[.I19]&amp;&quot;\\ &quot;" office:value-type="string" office:string-value="&amp; 8&amp; Minggu&amp; Kis. 7:55-60,Mzm. 97:1,2b,6,7c,9,Why. 22:12-14,16-17,20,Yoh. 17:20-26,Kis. 24:1-6,8b-27,&amp; Rosario&amp; Joglo Lawas&amp; Lamakey Maria Antonia Tona\par Zeli Puspitasari, R\\ " calcext:value-type="string">
            <text:p>&amp; 8&amp; Minggu&amp; Kis. 7:55-60,Mzm. 97:1,2b,6,7c,9,Why. 22:12-14,16-17,20,Yoh. 17:20-26,Kis. 24:1-6,8b-27,&amp; Rosario&amp; Joglo Lawas&amp; Lamakey Maria Antonia Tona\par Zeli Puspitasari, R\\ </text:p>
          </table:table-cell>
          <table:table-cell table:formula="of:=IF([.A20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VLOOKUP(WEEKDAY(DATE(2016;[.B20];[.C20]));[.$M$1:.$N$7];2)" office:value-type="string" office:string-value="Senin" calcext:value-type="string">
            <text:p>Senin</text:p>
          </table:table-cell>
          <table:table-cell office:value-type="string" calcext:value-type="string">
            <text:p>Kis. 19:1-8,Mzm. 68:2-3,4-5ac,6-7ab,Yoh. 16:29-33,Kis. 25:1-27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Arie Wibowo S, FX</text:p>
          </table:table-cell>
          <table:table-cell office:value-type="string" calcext:value-type="string">
            <text:p>Sudarmadi, Yohanes</text:p>
          </table:table-cell>
          <table:table-cell table:formula="of:=[.A20]&amp;&quot;&amp; &quot;&amp;[.C20]&amp;&quot;&amp; &quot;&amp;[.D20]&amp;&quot;&amp; &quot;&amp;[.E20]&amp;&quot;&amp; &quot;&amp;[.F20]&amp;&quot;&amp; &quot;&amp;[.G20]&amp;&quot;&amp; &quot;&amp;[.H20]&amp;&quot;\par &quot;&amp;[.I20]&amp;&quot;\\ &quot;" office:value-type="string" office:string-value="&amp; 9&amp; Senin&amp; Kis. 19:1-8,Mzm. 68:2-3,4-5ac,6-7ab,Yoh. 16:29-33,Kis. 25:1-27,&amp; Rosario&amp; Joglo Lawas&amp; Arie Wibowo S, FX\par Sudarmadi, Yohanes\\ " calcext:value-type="string">
            <text:p>&amp; 9&amp; Senin&amp; Kis. 19:1-8,Mzm. 68:2-3,4-5ac,6-7ab,Yoh. 16:29-33,Kis. 25:1-27,&amp; Rosario&amp; Joglo Lawas&amp; Arie Wibowo S, FX\par Sudarmadi, Yohanes\\ </text:p>
          </table:table-cell>
          <table:table-cell table:formula="of:=IF([.A21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VLOOKUP(WEEKDAY(DATE(2016;[.B21];[.C21]));[.$M$1:.$N$7];2)" office:value-type="string" office:string-value="Selasa" calcext:value-type="string">
            <text:p>Selasa</text:p>
          </table:table-cell>
          <table:table-cell office:value-type="string" calcext:value-type="string">
            <text:p>Kis. 20:17-27,Mzm. 68:10-11,20-21,Yoh. 17:1-11a,Kis. 26:1-32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Apriliana Wulandari, Herminigilda</text:p>
          </table:table-cell>
          <table:table-cell office:value-type="string" calcext:value-type="string">
            <text:p>Sandi Ignatius</text:p>
          </table:table-cell>
          <table:table-cell table:formula="of:=[.A21]&amp;&quot;&amp; &quot;&amp;[.C21]&amp;&quot;&amp; &quot;&amp;[.D21]&amp;&quot;&amp; &quot;&amp;[.E21]&amp;&quot;&amp; &quot;&amp;[.F21]&amp;&quot;&amp; &quot;&amp;[.G21]&amp;&quot;&amp; &quot;&amp;[.H21]&amp;&quot;\par &quot;&amp;[.I21]&amp;&quot;\\ &quot;" office:value-type="string" office:string-value="&amp; 10&amp; Selasa&amp; Kis. 20:17-27,Mzm. 68:10-11,20-21,Yoh. 17:1-11a,Kis. 26:1-32,&amp; Rosario&amp; Joglo Lawas&amp; Apriliana Wulandari, Herminigilda\par Sandi Ignatius\\ " calcext:value-type="string">
            <text:p>&amp; 10&amp; Selasa&amp; Kis. 20:17-27,Mzm. 68:10-11,20-21,Yoh. 17:1-11a,Kis. 26:1-32,&amp; Rosario&amp; Joglo Lawas&amp; Apriliana Wulandari, Herminigilda\par Sandi Ignatius\\ </text:p>
          </table:table-cell>
          <table:table-cell table:formula="of:=IF([.A22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VLOOKUP(WEEKDAY(DATE(2016;[.B22];[.C22]));[.$M$1:.$N$7];2)" office:value-type="string" office:string-value="Rabu" calcext:value-type="string">
            <text:p>Rabu</text:p>
          </table:table-cell>
          <table:table-cell office:value-type="string" calcext:value-type="string">
            <text:p>Kis. 20:28-38,Mzm. 68:29-30,33-35a,35b-36c,Yoh. 17:11b-19,Kis. 27:1-20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Jatiningsih, Yulia</text:p>
          </table:table-cell>
          <table:table-cell office:value-type="string" calcext:value-type="string">
            <text:p>Budi Hartuti, Maria Goreti</text:p>
          </table:table-cell>
          <table:table-cell table:formula="of:=[.A22]&amp;&quot;&amp; &quot;&amp;[.C22]&amp;&quot;&amp; &quot;&amp;[.D22]&amp;&quot;&amp; &quot;&amp;[.E22]&amp;&quot;&amp; &quot;&amp;[.F22]&amp;&quot;&amp; &quot;&amp;[.G22]&amp;&quot;&amp; &quot;&amp;[.H22]&amp;&quot;\par &quot;&amp;[.I22]&amp;&quot;\\ &quot;" office:value-type="string" office:string-value="&amp; 11&amp; Rabu&amp; Kis. 20:28-38,Mzm. 68:29-30,33-35a,35b-36c,Yoh. 17:11b-19,Kis. 27:1-20,&amp; Rosario&amp; Joglo Lawas&amp; Jatiningsih, Yulia\par Budi Hartuti, Maria Goreti\\ " calcext:value-type="string">
            <text:p>&amp; 11&amp; Rabu&amp; Kis. 20:28-38,Mzm. 68:29-30,33-35a,35b-36c,Yoh. 17:11b-19,Kis. 27:1-20,&amp; Rosario&amp; Joglo Lawas&amp; Jatiningsih, Yulia\par Budi Hartuti, Maria Goreti\\ </text:p>
          </table:table-cell>
          <table:table-cell table:formula="of:=IF([.A23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VLOOKUP(WEEKDAY(DATE(2016;[.B23];[.C23]));[.$M$1:.$N$7];2)" office:value-type="string" office:string-value="Kamis" calcext:value-type="string">
            <text:p>Kamis</text:p>
          </table:table-cell>
          <table:table-cell office:value-type="string" calcext:value-type="string">
            <text:p>Kis. 22:30; 23:6-11,Mzm. 16:1-2a,5,7-8,9-10,11,Yoh. 17:20-26,Kis. 27:21-44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Prima Ari Setiyani, Theresia</text:p>
          </table:table-cell>
          <table:table-cell office:value-type="string" calcext:value-type="string">
            <text:p>Titisari, Lusia</text:p>
          </table:table-cell>
          <table:table-cell table:formula="of:=[.A23]&amp;&quot;&amp; &quot;&amp;[.C23]&amp;&quot;&amp; &quot;&amp;[.D23]&amp;&quot;&amp; &quot;&amp;[.E23]&amp;&quot;&amp; &quot;&amp;[.F23]&amp;&quot;&amp; &quot;&amp;[.G23]&amp;&quot;&amp; &quot;&amp;[.H23]&amp;&quot;\par &quot;&amp;[.I23]&amp;&quot;\\ &quot;" office:value-type="string" office:string-value="&amp; 12&amp; Kamis&amp; Kis. 22:30; 23:6-11,Mzm. 16:1-2a,5,7-8,9-10,11,Yoh. 17:20-26,Kis. 27:21-44,&amp; Rosario&amp; Joglo Lawas&amp; Prima Ari Setiyani, Theresia\par Titisari, Lusia\\ " calcext:value-type="string">
            <text:p>&amp; 12&amp; Kamis&amp; Kis. 22:30; 23:6-11,Mzm. 16:1-2a,5,7-8,9-10,11,Yoh. 17:20-26,Kis. 27:21-44,&amp; Rosario&amp; Joglo Lawas&amp; Prima Ari Setiyani, Theresia\par Titisari, Lusia\\ </text:p>
          </table:table-cell>
          <table:table-cell table:formula="of:=IF([.A24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VLOOKUP(WEEKDAY(DATE(2016;[.B24];[.C24]));[.$M$1:.$N$7];2)" office:value-type="string" office:string-value="Jumat" calcext:value-type="string">
            <text:p>Jumat</text:p>
          </table:table-cell>
          <table:table-cell office:value-type="string" calcext:value-type="string">
            <text:p>Kis. 25:13b-21,Mzm. 103:1-2,11-12,19-20ab,Yoh. 21:15-19,Kis. 28:1-14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Sudarmadi, Yohanes</text:p>
          </table:table-cell>
          <table:table-cell office:value-type="string" calcext:value-type="string">
            <text:p>Apriliana Wulandari, Herminigilda</text:p>
          </table:table-cell>
          <table:table-cell table:formula="of:=[.A24]&amp;&quot;&amp; &quot;&amp;[.C24]&amp;&quot;&amp; &quot;&amp;[.D24]&amp;&quot;&amp; &quot;&amp;[.E24]&amp;&quot;&amp; &quot;&amp;[.F24]&amp;&quot;&amp; &quot;&amp;[.G24]&amp;&quot;&amp; &quot;&amp;[.H24]&amp;&quot;\par &quot;&amp;[.I24]&amp;&quot;\\ &quot;" office:value-type="string" office:string-value="&amp; 13&amp; Jumat&amp; Kis. 25:13b-21,Mzm. 103:1-2,11-12,19-20ab,Yoh. 21:15-19,Kis. 28:1-14,&amp; Rosario&amp; Joglo Lawas&amp; Sudarmadi, Yohanes\par Apriliana Wulandari, Herminigilda\\ " calcext:value-type="string">
            <text:p>&amp; 13&amp; Jumat&amp; Kis. 25:13b-21,Mzm. 103:1-2,11-12,19-20ab,Yoh. 21:15-19,Kis. 28:1-14,&amp; Rosario&amp; Joglo Lawas&amp; Sudarmadi, Yohanes\par Apriliana Wulandari, Herminigilda\\ </text:p>
          </table:table-cell>
          <table:table-cell table:formula="of:=IF([.A25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VLOOKUP(WEEKDAY(DATE(2016;[.B25];[.C25]));[.$M$1:.$N$7];2)" office:value-type="string" office:string-value="Sabtu" calcext:value-type="string">
            <text:p>Sabtu</text:p>
          </table:table-cell>
          <table:table-cell office:value-type="string" calcext:value-type="string">
            <text:p>Kis. 1:15-17,20-26,Mzm. 113:1-2,3-4,5-6,7-8,Yoh. 15:9-17,Kis. 5:12-32,1Kor. 1:17-2:5,1Kor. 4:1-16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Djuwarni Anastasia Hedwig</text:p>
          </table:table-cell>
          <table:table-cell office:value-type="string" calcext:value-type="string">
            <text:p>Anton Supriyana</text:p>
          </table:table-cell>
          <table:table-cell table:formula="of:=[.A25]&amp;&quot;&amp; &quot;&amp;[.C25]&amp;&quot;&amp; &quot;&amp;[.D25]&amp;&quot;&amp; &quot;&amp;[.E25]&amp;&quot;&amp; &quot;&amp;[.F25]&amp;&quot;&amp; &quot;&amp;[.G25]&amp;&quot;&amp; &quot;&amp;[.H25]&amp;&quot;\par &quot;&amp;[.I25]&amp;&quot;\\ &quot;" office:value-type="string" office:string-value="&amp; 14&amp; Sabtu&amp; Kis. 1:15-17,20-26,Mzm. 113:1-2,3-4,5-6,7-8,Yoh. 15:9-17,Kis. 5:12-32,1Kor. 1:17-2:5,1Kor. 4:1-16,&amp; Rosario&amp; Joglo Lawas&amp; Djuwarni Anastasia Hedwig\par Anton Supriyana\\ " calcext:value-type="string">
            <text:p>&amp; 14&amp; Sabtu&amp; Kis. 1:15-17,20-26,Mzm. 113:1-2,3-4,5-6,7-8,Yoh. 15:9-17,Kis. 5:12-32,1Kor. 1:17-2:5,1Kor. 4:1-16,&amp; Rosario&amp; Joglo Lawas&amp; Djuwarni Anastasia Hedwig\par Anton Supriyana\\ </text:p>
          </table:table-cell>
          <table:table-cell table:formula="of:=IF([.A26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VLOOKUP(WEEKDAY(DATE(2016;[.B26];[.C26]));[.$M$1:.$N$7];2)" office:value-type="string" office:string-value="Minggu" calcext:value-type="string">
            <text:p>Minggu</text:p>
          </table:table-cell>
          <table:table-cell office:value-type="string" calcext:value-type="string">
            <text:p>Kis. 2:1-11,Mzm. 104:1ab,24ac,29bc-30,31,34,1Kor. 12:3b-7,12-13,Rm. 8:8-17,Yoh. 14:15-16,23b-26,Rm. 8:5-27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table:number-columns-repeated="2" office:value-type="string" calcext:value-type="string">
            <text:p>Lamakey Maria Anastasia Bare</text:p>
          </table:table-cell>
          <table:table-cell table:formula="of:=[.A26]&amp;&quot;&amp; &quot;&amp;[.C26]&amp;&quot;&amp; &quot;&amp;[.D26]&amp;&quot;&amp; &quot;&amp;[.E26]&amp;&quot;&amp; &quot;&amp;[.F26]&amp;&quot;&amp; &quot;&amp;[.G26]&amp;&quot;&amp; &quot;&amp;[.H26]&amp;&quot;\par &quot;&amp;[.I26]&amp;&quot;\\ &quot;" office:value-type="string" office:string-value="&amp; 15&amp; Minggu&amp; Kis. 2:1-11,Mzm. 104:1ab,24ac,29bc-30,31,34,1Kor. 12:3b-7,12-13,Rm. 8:8-17,Yoh. 14:15-16,23b-26,Rm. 8:5-27,&amp; Rosario&amp; Joglo Lawas&amp; Lamakey Maria Anastasia Bare\par Lamakey Maria Anastasia Bare\\ " calcext:value-type="string">
            <text:p>&amp; 15&amp; Minggu&amp; Kis. 2:1-11,Mzm. 104:1ab,24ac,29bc-30,31,34,1Kor. 12:3b-7,12-13,Rm. 8:8-17,Yoh. 14:15-16,23b-26,Rm. 8:5-27,&amp; Rosario&amp; Joglo Lawas&amp; Lamakey Maria Anastasia Bare\par Lamakey Maria Anastasia Bare\\ </text:p>
          </table:table-cell>
          <table:table-cell table:formula="of:=IF([.A27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VLOOKUP(WEEKDAY(DATE(2016;[.B27];[.C27]));[.$M$1:.$N$7];2)" office:value-type="string" office:string-value="Senin" calcext:value-type="string">
            <text:p>Senin</text:p>
          </table:table-cell>
          <table:table-cell office:value-type="string" calcext:value-type="string">
            <text:p>Yak. 3:13-18,Mzm. 19:8,9,10,15,Mrk. 9:14-29,2Kor. 1:15-2:11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Sri Utami Chrisssumiwi, Margareta Maria</text:p>
          </table:table-cell>
          <table:table-cell office:value-type="string" calcext:value-type="string">
            <text:p>Arie Wibowo S, FX</text:p>
          </table:table-cell>
          <table:table-cell table:formula="of:=[.A27]&amp;&quot;&amp; &quot;&amp;[.C27]&amp;&quot;&amp; &quot;&amp;[.D27]&amp;&quot;&amp; &quot;&amp;[.E27]&amp;&quot;&amp; &quot;&amp;[.F27]&amp;&quot;&amp; &quot;&amp;[.G27]&amp;&quot;&amp; &quot;&amp;[.H27]&amp;&quot;\par &quot;&amp;[.I27]&amp;&quot;\\ &quot;" office:value-type="string" office:string-value="&amp; 16&amp; Senin&amp; Yak. 3:13-18,Mzm. 19:8,9,10,15,Mrk. 9:14-29,2Kor. 1:15-2:11,&amp; Rosario&amp; Joglo Lawas&amp; Sri Utami Chrisssumiwi, Margareta Maria\par Arie Wibowo S, FX\\ " calcext:value-type="string">
            <text:p>&amp; 16&amp; Senin&amp; Yak. 3:13-18,Mzm. 19:8,9,10,15,Mrk. 9:14-29,2Kor. 1:15-2:11,&amp; Rosario&amp; Joglo Lawas&amp; Sri Utami Chrisssumiwi, Margareta Maria\par Arie Wibowo S, FX\\ </text:p>
          </table:table-cell>
          <table:table-cell table:formula="of:=IF([.A28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VLOOKUP(WEEKDAY(DATE(2016;[.B28];[.C28]));[.$M$1:.$N$7];2)" office:value-type="string" office:string-value="Selasa" calcext:value-type="string">
            <text:p>Selasa</text:p>
          </table:table-cell>
          <table:table-cell office:value-type="string" calcext:value-type="string">
            <text:p>Yak. 4:1-10,Mzm. 55:7-8,9-10a,10b-11a,10b-11a,23,Mrk. 9:30-37,2Kor. 2:12-3:6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Djoko Marsito, Yohanes</text:p>
          </table:table-cell>
          <table:table-cell office:value-type="string" calcext:value-type="string">
            <text:p>Melati, Rosevita</text:p>
          </table:table-cell>
          <table:table-cell table:formula="of:=[.A28]&amp;&quot;&amp; &quot;&amp;[.C28]&amp;&quot;&amp; &quot;&amp;[.D28]&amp;&quot;&amp; &quot;&amp;[.E28]&amp;&quot;&amp; &quot;&amp;[.F28]&amp;&quot;&amp; &quot;&amp;[.G28]&amp;&quot;&amp; &quot;&amp;[.H28]&amp;&quot;\par &quot;&amp;[.I28]&amp;&quot;\\ &quot;" office:value-type="string" office:string-value="&amp; 17&amp; Selasa&amp; Yak. 4:1-10,Mzm. 55:7-8,9-10a,10b-11a,10b-11a,23,Mrk. 9:30-37,2Kor. 2:12-3:6,&amp; Rosario&amp; Joglo Lawas&amp; Djoko Marsito, Yohanes\par Melati, Rosevita\\ " calcext:value-type="string">
            <text:p>&amp; 17&amp; Selasa&amp; Yak. 4:1-10,Mzm. 55:7-8,9-10a,10b-11a,10b-11a,23,Mrk. 9:30-37,2Kor. 2:12-3:6,&amp; Rosario&amp; Joglo Lawas&amp; Djoko Marsito, Yohanes\par Melati, Rosevita\\ </text:p>
          </table:table-cell>
          <table:table-cell table:formula="of:=IF([.A29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VLOOKUP(WEEKDAY(DATE(2016;[.B29];[.C29]));[.$M$1:.$N$7];2)" office:value-type="string" office:string-value="Rabu" calcext:value-type="string">
            <text:p>Rabu</text:p>
          </table:table-cell>
          <table:table-cell office:value-type="string" calcext:value-type="string">
            <text:p>Yak. 4:13-17,Mzm. 49:2-3,6-7,8-10,11,Mrk. 9:38-40,2Kor. 3:7-4:4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Sandi Ignatius</text:p>
          </table:table-cell>
          <table:table-cell office:value-type="string" calcext:value-type="string">
            <text:p>Pratama Krisna Bayu Aji, Stefanus</text:p>
          </table:table-cell>
          <table:table-cell table:formula="of:=[.A29]&amp;&quot;&amp; &quot;&amp;[.C29]&amp;&quot;&amp; &quot;&amp;[.D29]&amp;&quot;&amp; &quot;&amp;[.E29]&amp;&quot;&amp; &quot;&amp;[.F29]&amp;&quot;&amp; &quot;&amp;[.G29]&amp;&quot;&amp; &quot;&amp;[.H29]&amp;&quot;\par &quot;&amp;[.I29]&amp;&quot;\\ &quot;" office:value-type="string" office:string-value="&amp; 18&amp; Rabu&amp; Yak. 4:13-17,Mzm. 49:2-3,6-7,8-10,11,Mrk. 9:38-40,2Kor. 3:7-4:4,&amp; Rosario&amp; Joglo Lawas&amp; Sandi Ignatius\par Pratama Krisna Bayu Aji, Stefanus\\ " calcext:value-type="string">
            <text:p>&amp; 18&amp; Rabu&amp; Yak. 4:13-17,Mzm. 49:2-3,6-7,8-10,11,Mrk. 9:38-40,2Kor. 3:7-4:4,&amp; Rosario&amp; Joglo Lawas&amp; Sandi Ignatius\par Pratama Krisna Bayu Aji, Stefanus\\ </text:p>
          </table:table-cell>
          <table:table-cell table:formula="of:=IF([.A30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VLOOKUP(WEEKDAY(DATE(2016;[.B30];[.C30]));[.$M$1:.$N$7];2)" office:value-type="string" office:string-value="Kamis" calcext:value-type="string">
            <text:p>Kamis</text:p>
          </table:table-cell>
          <table:table-cell office:value-type="string" calcext:value-type="string">
            <text:p>Yak. 5:1-6,Mzm. 49:14-15ab,15cd-16,17-18,19-20,Mrk. 9:41-50,2Kor. 4:5-18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Nanik Ismarjati, Maria Theresia</text:p>
          </table:table-cell>
          <table:table-cell office:value-type="string" calcext:value-type="string">
            <text:p>Djoko Marsito, Yohanes</text:p>
          </table:table-cell>
          <table:table-cell table:formula="of:=[.A30]&amp;&quot;&amp; &quot;&amp;[.C30]&amp;&quot;&amp; &quot;&amp;[.D30]&amp;&quot;&amp; &quot;&amp;[.E30]&amp;&quot;&amp; &quot;&amp;[.F30]&amp;&quot;&amp; &quot;&amp;[.G30]&amp;&quot;&amp; &quot;&amp;[.H30]&amp;&quot;\par &quot;&amp;[.I30]&amp;&quot;\\ &quot;" office:value-type="string" office:string-value="&amp; 19&amp; Kamis&amp; Yak. 5:1-6,Mzm. 49:14-15ab,15cd-16,17-18,19-20,Mrk. 9:41-50,2Kor. 4:5-18,&amp; Rosario&amp; Joglo Lawas&amp; Nanik Ismarjati, Maria Theresia\par Djoko Marsito, Yohanes\\ " calcext:value-type="string">
            <text:p>&amp; 19&amp; Kamis&amp; Yak. 5:1-6,Mzm. 49:14-15ab,15cd-16,17-18,19-20,Mrk. 9:41-50,2Kor. 4:5-18,&amp; Rosario&amp; Joglo Lawas&amp; Nanik Ismarjati, Maria Theresia\par Djoko Marsito, Yohanes\\ </text:p>
          </table:table-cell>
          <table:table-cell table:formula="of:=IF([.A31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VLOOKUP(WEEKDAY(DATE(2016;[.B31];[.C31]));[.$M$1:.$N$7];2)" office:value-type="string" office:string-value="Jumat" calcext:value-type="string">
            <text:p>Jumat</text:p>
          </table:table-cell>
          <table:table-cell office:value-type="string" calcext:value-type="string">
            <text:p>Yak. 5:9-12,Mzm. 103:1-2,3-4,8-9,11-12,Mrk. 10:1-12,2Kor. 5:1-21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Tri Tutwuri, Kristina</text:p>
          </table:table-cell>
          <table:table-cell office:value-type="string" calcext:value-type="string">
            <text:p>Sri Utami Chrisssumiwi, Margareta Maria</text:p>
          </table:table-cell>
          <table:table-cell table:formula="of:=[.A31]&amp;&quot;&amp; &quot;&amp;[.C31]&amp;&quot;&amp; &quot;&amp;[.D31]&amp;&quot;&amp; &quot;&amp;[.E31]&amp;&quot;&amp; &quot;&amp;[.F31]&amp;&quot;&amp; &quot;&amp;[.G31]&amp;&quot;&amp; &quot;&amp;[.H31]&amp;&quot;\par &quot;&amp;[.I31]&amp;&quot;\\ &quot;" office:value-type="string" office:string-value="&amp; 20&amp; Jumat&amp; Yak. 5:9-12,Mzm. 103:1-2,3-4,8-9,11-12,Mrk. 10:1-12,2Kor. 5:1-21,&amp; Rosario&amp; Joglo Lawas&amp; Tri Tutwuri, Kristina\par Sri Utami Chrisssumiwi, Margareta Maria\\ " calcext:value-type="string">
            <text:p>&amp; 20&amp; Jumat&amp; Yak. 5:9-12,Mzm. 103:1-2,3-4,8-9,11-12,Mrk. 10:1-12,2Kor. 5:1-21,&amp; Rosario&amp; Joglo Lawas&amp; Tri Tutwuri, Kristina\par Sri Utami Chrisssumiwi, Margareta Maria\\ </text:p>
          </table:table-cell>
          <table:table-cell table:formula="of:=IF([.A32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VLOOKUP(WEEKDAY(DATE(2016;[.B32];[.C32]));[.$M$1:.$N$7];2)" office:value-type="string" office:string-value="Sabtu" calcext:value-type="string">
            <text:p>Sabtu</text:p>
          </table:table-cell>
          <table:table-cell office:value-type="string" calcext:value-type="string">
            <text:p>Yak. 5:13-20,Mzm. 141:1-2,3,8,Mrk. 10:13-16,2Kor. 6:1-7:1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Chatarina Sukarmi</text:p>
          </table:table-cell>
          <table:table-cell office:value-type="string" calcext:value-type="string">
            <text:p>Prima Ari Setiyani, Theresia</text:p>
          </table:table-cell>
          <table:table-cell table:formula="of:=[.A32]&amp;&quot;&amp; &quot;&amp;[.C32]&amp;&quot;&amp; &quot;&amp;[.D32]&amp;&quot;&amp; &quot;&amp;[.E32]&amp;&quot;&amp; &quot;&amp;[.F32]&amp;&quot;&amp; &quot;&amp;[.G32]&amp;&quot;&amp; &quot;&amp;[.H32]&amp;&quot;\par &quot;&amp;[.I32]&amp;&quot;\\ &quot;" office:value-type="string" office:string-value="&amp; 21&amp; Sabtu&amp; Yak. 5:13-20,Mzm. 141:1-2,3,8,Mrk. 10:13-16,2Kor. 6:1-7:1,&amp; Rosario&amp; Joglo Lawas&amp; Chatarina Sukarmi\par Prima Ari Setiyani, Theresia\\ " calcext:value-type="string">
            <text:p>&amp; 21&amp; Sabtu&amp; Yak. 5:13-20,Mzm. 141:1-2,3,8,Mrk. 10:13-16,2Kor. 6:1-7:1,&amp; Rosario&amp; Joglo Lawas&amp; Chatarina Sukarmi\par Prima Ari Setiyani, Theresia\\ </text:p>
          </table:table-cell>
          <table:table-cell table:formula="of:=IF([.A33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VLOOKUP(WEEKDAY(DATE(2016;[.B33];[.C33]));[.$M$1:.$N$7];2)" office:value-type="string" office:string-value="Minggu" calcext:value-type="string">
            <text:p>Minggu</text:p>
          </table:table-cell>
          <table:table-cell office:value-type="string" calcext:value-type="string">
            <text:p>Ams. 8:22-31,Mzm. 8:4-5,6-7,8-9,Rm. 5:1-5,Yoh. 16:12-15,Ef 1:1-14,1Kor 2:1-16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Tri Susilowati, Caecilia</text:p>
          </table:table-cell>
          <table:table-cell office:value-type="string" calcext:value-type="string">
            <text:p>Djuwarni Anastasia Hedwig</text:p>
          </table:table-cell>
          <table:table-cell table:formula="of:=[.A33]&amp;&quot;&amp; &quot;&amp;[.C33]&amp;&quot;&amp; &quot;&amp;[.D33]&amp;&quot;&amp; &quot;&amp;[.E33]&amp;&quot;&amp; &quot;&amp;[.F33]&amp;&quot;&amp; &quot;&amp;[.G33]&amp;&quot;&amp; &quot;&amp;[.H33]&amp;&quot;\par &quot;&amp;[.I33]&amp;&quot;\\ &quot;" office:value-type="string" office:string-value="&amp; 22&amp; Minggu&amp; Ams. 8:22-31,Mzm. 8:4-5,6-7,8-9,Rm. 5:1-5,Yoh. 16:12-15,Ef 1:1-14,1Kor 2:1-16,&amp; Rosario&amp; Joglo Lawas&amp; Tri Susilowati, Caecilia\par Djuwarni Anastasia Hedwig\\ " calcext:value-type="string">
            <text:p>&amp; 22&amp; Minggu&amp; Ams. 8:22-31,Mzm. 8:4-5,6-7,8-9,Rm. 5:1-5,Yoh. 16:12-15,Ef 1:1-14,1Kor 2:1-16,&amp; Rosario&amp; Joglo Lawas&amp; Tri Susilowati, Caecilia\par Djuwarni Anastasia Hedwig\\ </text:p>
          </table:table-cell>
          <table:table-cell table:formula="of:=IF([.A34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VLOOKUP(WEEKDAY(DATE(2016;[.B34];[.C34]));[.$M$1:.$N$7];2)" office:value-type="string" office:string-value="Senin" calcext:value-type="string">
            <text:p>Senin</text:p>
          </table:table-cell>
          <table:table-cell office:value-type="string" calcext:value-type="string">
            <text:p>1Ptr. 1:3-9,Mzm. 111:1-2,5-6,9,10c,Mrk. 10:17-27,2Kor. 8:1-24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Setya Prihatiningtyas, Chatarina</text:p>
          </table:table-cell>
          <table:table-cell office:value-type="string" calcext:value-type="string">
            <text:p>Tri Susilowati, Caecilia</text:p>
          </table:table-cell>
          <table:table-cell table:formula="of:=[.A34]&amp;&quot;&amp; &quot;&amp;[.C34]&amp;&quot;&amp; &quot;&amp;[.D34]&amp;&quot;&amp; &quot;&amp;[.E34]&amp;&quot;&amp; &quot;&amp;[.F34]&amp;&quot;&amp; &quot;&amp;[.G34]&amp;&quot;&amp; &quot;&amp;[.H34]&amp;&quot;\par &quot;&amp;[.I34]&amp;&quot;\\ &quot;" office:value-type="string" office:string-value="&amp; 23&amp; Senin&amp; 1Ptr. 1:3-9,Mzm. 111:1-2,5-6,9,10c,Mrk. 10:17-27,2Kor. 8:1-24,&amp; Rosario&amp; Joglo Lawas&amp; Setya Prihatiningtyas, Chatarina\par Tri Susilowati, Caecilia\\ " calcext:value-type="string">
            <text:p>&amp; 23&amp; Senin&amp; 1Ptr. 1:3-9,Mzm. 111:1-2,5-6,9,10c,Mrk. 10:17-27,2Kor. 8:1-24,&amp; Rosario&amp; Joglo Lawas&amp; Setya Prihatiningtyas, Chatarina\par Tri Susilowati, Caecilia\\ </text:p>
          </table:table-cell>
          <table:table-cell table:formula="of:=IF([.A35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VLOOKUP(WEEKDAY(DATE(2016;[.B35];[.C35]));[.$M$1:.$N$7];2)" office:value-type="string" office:string-value="Selasa" calcext:value-type="string">
            <text:p>Selasa</text:p>
          </table:table-cell>
          <table:table-cell office:value-type="string" calcext:value-type="string">
            <text:p>1Ptr. 1:10-16,Mzm. 98:1,2-3ab,3c-4,Mrk. 10:28-31,2Kor. 9:1-15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Titisari, Lusia</text:p>
          </table:table-cell>
          <table:table-cell office:value-type="string" calcext:value-type="string">
            <text:p>Setya Prihatiningtyas, Chatarina</text:p>
          </table:table-cell>
          <table:table-cell table:formula="of:=[.A35]&amp;&quot;&amp; &quot;&amp;[.C35]&amp;&quot;&amp; &quot;&amp;[.D35]&amp;&quot;&amp; &quot;&amp;[.E35]&amp;&quot;&amp; &quot;&amp;[.F35]&amp;&quot;&amp; &quot;&amp;[.G35]&amp;&quot;&amp; &quot;&amp;[.H35]&amp;&quot;\par &quot;&amp;[.I35]&amp;&quot;\\ &quot;" office:value-type="string" office:string-value="&amp; 24&amp; Selasa&amp; 1Ptr. 1:10-16,Mzm. 98:1,2-3ab,3c-4,Mrk. 10:28-31,2Kor. 9:1-15,&amp; Rosario&amp; Joglo Lawas&amp; Titisari, Lusia\par Setya Prihatiningtyas, Chatarina\\ " calcext:value-type="string">
            <text:p>&amp; 24&amp; Selasa&amp; 1Ptr. 1:10-16,Mzm. 98:1,2-3ab,3c-4,Mrk. 10:28-31,2Kor. 9:1-15,&amp; Rosario&amp; Joglo Lawas&amp; Titisari, Lusia\par Setya Prihatiningtyas, Chatarina\\ </text:p>
          </table:table-cell>
          <table:table-cell table:formula="of:=IF([.A36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VLOOKUP(WEEKDAY(DATE(2016;[.B36];[.C36]));[.$M$1:.$N$7];2)" office:value-type="string" office:string-value="Rabu" calcext:value-type="string">
            <text:p>Rabu</text:p>
          </table:table-cell>
          <table:table-cell office:value-type="string" calcext:value-type="string">
            <text:p>1Ptr. 1:18-25,Mzm. 147:12-13,14-15,19-20,Mrk. 10:32-45,2Kor. 10:1-11:6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Zeli Puspitasari, R</text:p>
          </table:table-cell>
          <table:table-cell office:value-type="string" calcext:value-type="string">
            <text:p>Sularto, Fransiscus Xaverius</text:p>
          </table:table-cell>
          <table:table-cell table:formula="of:=[.A36]&amp;&quot;&amp; &quot;&amp;[.C36]&amp;&quot;&amp; &quot;&amp;[.D36]&amp;&quot;&amp; &quot;&amp;[.E36]&amp;&quot;&amp; &quot;&amp;[.F36]&amp;&quot;&amp; &quot;&amp;[.G36]&amp;&quot;&amp; &quot;&amp;[.H36]&amp;&quot;\par &quot;&amp;[.I36]&amp;&quot;\\ &quot;" office:value-type="string" office:string-value="&amp; 25&amp; Rabu&amp; 1Ptr. 1:18-25,Mzm. 147:12-13,14-15,19-20,Mrk. 10:32-45,2Kor. 10:1-11:6,&amp; Rosario&amp; Joglo Lawas&amp; Zeli Puspitasari, R\par Sularto, Fransiscus Xaverius\\ " calcext:value-type="string">
            <text:p>&amp; 25&amp; Rabu&amp; 1Ptr. 1:18-25,Mzm. 147:12-13,14-15,19-20,Mrk. 10:32-45,2Kor. 10:1-11:6,&amp; Rosario&amp; Joglo Lawas&amp; Zeli Puspitasari, R\par Sularto, Fransiscus Xaverius\\ </text:p>
          </table:table-cell>
          <table:table-cell table:formula="of:=IF([.A37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formula="of:=VLOOKUP(WEEKDAY(DATE(2016;[.B37];[.C37]));[.$M$1:.$N$7];2)" office:value-type="string" office:string-value="Kamis" calcext:value-type="string">
            <text:p>Kamis</text:p>
          </table:table-cell>
          <table:table-cell office:value-type="string" calcext:value-type="string">
            <text:p>1Ptr. 2:2-5,9-12,Mzm. 100:2,3,4,5,Mrk. 10:46-52,2Kor. 11:7-29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Supriadi, Cornelius</text:p>
          </table:table-cell>
          <table:table-cell office:value-type="string" calcext:value-type="string">
            <text:p>Sode Muda Valentia, Elenora</text:p>
          </table:table-cell>
          <table:table-cell table:formula="of:=[.A37]&amp;&quot;&amp; &quot;&amp;[.C37]&amp;&quot;&amp; &quot;&amp;[.D37]&amp;&quot;&amp; &quot;&amp;[.E37]&amp;&quot;&amp; &quot;&amp;[.F37]&amp;&quot;&amp; &quot;&amp;[.G37]&amp;&quot;&amp; &quot;&amp;[.H37]&amp;&quot;\par &quot;&amp;[.I37]&amp;&quot;\\ &quot;" office:value-type="string" office:string-value="&amp; 26&amp; Kamis&amp; 1Ptr. 2:2-5,9-12,Mzm. 100:2,3,4,5,Mrk. 10:46-52,2Kor. 11:7-29,&amp; Rosario&amp; Joglo Lawas&amp; Supriadi, Cornelius\par Sode Muda Valentia, Elenora\\ " calcext:value-type="string">
            <text:p>&amp; 26&amp; Kamis&amp; 1Ptr. 2:2-5,9-12,Mzm. 100:2,3,4,5,Mrk. 10:46-52,2Kor. 11:7-29,&amp; Rosario&amp; Joglo Lawas&amp; Supriadi, Cornelius\par Sode Muda Valentia, Elenora\\ </text:p>
          </table:table-cell>
          <table:table-cell table:formula="of:=IF([.A38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formula="of:=VLOOKUP(WEEKDAY(DATE(2016;[.B38];[.C38]));[.$M$1:.$N$7];2)" office:value-type="string" office:string-value="Jumat" calcext:value-type="string">
            <text:p>Jumat</text:p>
          </table:table-cell>
          <table:table-cell office:value-type="string" calcext:value-type="string">
            <text:p>1Ptr. 4:7-13,Mzm. 96:10,11-12,13,Mrk. 11:11-26,2Kor. 11:30, 12:13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Sukarmi, Agnes</text:p>
          </table:table-cell>
          <table:table-cell office:value-type="string" calcext:value-type="string">
            <text:p>Suradi, Neo</text:p>
          </table:table-cell>
          <table:table-cell table:formula="of:=[.A38]&amp;&quot;&amp; &quot;&amp;[.C38]&amp;&quot;&amp; &quot;&amp;[.D38]&amp;&quot;&amp; &quot;&amp;[.E38]&amp;&quot;&amp; &quot;&amp;[.F38]&amp;&quot;&amp; &quot;&amp;[.G38]&amp;&quot;&amp; &quot;&amp;[.H38]&amp;&quot;\par &quot;&amp;[.I38]&amp;&quot;\\ &quot;" office:value-type="string" office:string-value="&amp; 27&amp; Jumat&amp; 1Ptr. 4:7-13,Mzm. 96:10,11-12,13,Mrk. 11:11-26,2Kor. 11:30, 12:13,&amp; Rosario&amp; Joglo Lawas&amp; Sukarmi, Agnes\par Suradi, Neo\\ " calcext:value-type="string">
            <text:p>&amp; 27&amp; Jumat&amp; 1Ptr. 4:7-13,Mzm. 96:10,11-12,13,Mrk. 11:11-26,2Kor. 11:30, 12:13,&amp; Rosario&amp; Joglo Lawas&amp; Sukarmi, Agnes\par Suradi, Neo\\ </text:p>
          </table:table-cell>
          <table:table-cell table:formula="of:=IF([.A39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VLOOKUP(WEEKDAY(DATE(2016;[.B39];[.C39]));[.$M$1:.$N$7];2)" office:value-type="string" office:string-value="Sabtu" calcext:value-type="string">
            <text:p>Sabtu</text:p>
          </table:table-cell>
          <table:table-cell office:value-type="string" calcext:value-type="string">
            <text:p>Yud. 17:20b-25,Mzm. 63:2,3-4,5-6,Mrk. 11:27-33,2Kor. 12:14-13:14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Sode Muda Valentia, Elenora</text:p>
          </table:table-cell>
          <table:table-cell office:value-type="string" calcext:value-type="string">
            <text:p>Keso Muda, Andreas</text:p>
          </table:table-cell>
          <table:table-cell table:formula="of:=[.A39]&amp;&quot;&amp; &quot;&amp;[.C39]&amp;&quot;&amp; &quot;&amp;[.D39]&amp;&quot;&amp; &quot;&amp;[.E39]&amp;&quot;&amp; &quot;&amp;[.F39]&amp;&quot;&amp; &quot;&amp;[.G39]&amp;&quot;&amp; &quot;&amp;[.H39]&amp;&quot;\par &quot;&amp;[.I39]&amp;&quot;\\ &quot;" office:value-type="string" office:string-value="&amp; 28&amp; Sabtu&amp; Yud. 17:20b-25,Mzm. 63:2,3-4,5-6,Mrk. 11:27-33,2Kor. 12:14-13:14,&amp; Rosario&amp; Joglo Lawas&amp; Sode Muda Valentia, Elenora\par Keso Muda, Andreas\\ " calcext:value-type="string">
            <text:p>&amp; 28&amp; Sabtu&amp; Yud. 17:20b-25,Mzm. 63:2,3-4,5-6,Mrk. 11:27-33,2Kor. 12:14-13:14,&amp; Rosario&amp; Joglo Lawas&amp; Sode Muda Valentia, Elenora\par Keso Muda, Andreas\\ </text:p>
          </table:table-cell>
          <table:table-cell table:formula="of:=IF([.A40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formula="of:=VLOOKUP(WEEKDAY(DATE(2016;[.B40];[.C40]));[.$M$1:.$N$7];2)" office:value-type="string" office:string-value="Minggu" calcext:value-type="string">
            <text:p>Minggu</text:p>
          </table:table-cell>
          <table:table-cell office:value-type="string" calcext:value-type="string">
            <text:p>Kej. 14:18-20,Mzm. 110:1,2,3,4,1Kor. 11:23-26,Luk. 9:11b-17,Rm. 5:1-21,Kel. 24:1-11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Melati, Rosevita</text:p>
          </table:table-cell>
          <table:table-cell office:value-type="string" calcext:value-type="string">
            <text:p>Sri Supriyati, Anastasia</text:p>
          </table:table-cell>
          <table:table-cell table:formula="of:=[.A40]&amp;&quot;&amp; &quot;&amp;[.C40]&amp;&quot;&amp; &quot;&amp;[.D40]&amp;&quot;&amp; &quot;&amp;[.E40]&amp;&quot;&amp; &quot;&amp;[.F40]&amp;&quot;&amp; &quot;&amp;[.G40]&amp;&quot;&amp; &quot;&amp;[.H40]&amp;&quot;\par &quot;&amp;[.I40]&amp;&quot;\\ &quot;" office:value-type="string" office:string-value="&amp; 29&amp; Minggu&amp; Kej. 14:18-20,Mzm. 110:1,2,3,4,1Kor. 11:23-26,Luk. 9:11b-17,Rm. 5:1-21,Kel. 24:1-11,&amp; Rosario&amp; Joglo Lawas&amp; Melati, Rosevita\par Sri Supriyati, Anastasia\\ " calcext:value-type="string">
            <text:p>&amp; 29&amp; Minggu&amp; Kej. 14:18-20,Mzm. 110:1,2,3,4,1Kor. 11:23-26,Luk. 9:11b-17,Rm. 5:1-21,Kel. 24:1-11,&amp; Rosario&amp; Joglo Lawas&amp; Melati, Rosevita\par Sri Supriyati, Anastasia\\ </text:p>
          </table:table-cell>
          <table:table-cell table:formula="of:=IF([.A41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VLOOKUP(WEEKDAY(DATE(2016;[.B41];[.C41]));[.$M$1:.$N$7];2)" office:value-type="string" office:string-value="Senin" calcext:value-type="string">
            <text:p>Senin</text:p>
          </table:table-cell>
          <table:table-cell office:value-type="string" calcext:value-type="string">
            <text:p>2Ptr. 1:1-7,Mzm. 91:1-2,14-15ab,15c-16,Mrk. 12:1-12,Gal. 1:13-2:10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Suradi, Neo</text:p>
          </table:table-cell>
          <table:table-cell office:value-type="string" calcext:value-type="string">
            <text:p>Jatiningsih, Yulia</text:p>
          </table:table-cell>
          <table:table-cell table:formula="of:=[.A41]&amp;&quot;&amp; &quot;&amp;[.C41]&amp;&quot;&amp; &quot;&amp;[.D41]&amp;&quot;&amp; &quot;&amp;[.E41]&amp;&quot;&amp; &quot;&amp;[.F41]&amp;&quot;&amp; &quot;&amp;[.G41]&amp;&quot;&amp; &quot;&amp;[.H41]&amp;&quot;\par &quot;&amp;[.I41]&amp;&quot;\\ &quot;" office:value-type="string" office:string-value="&amp; 30&amp; Senin&amp; 2Ptr. 1:1-7,Mzm. 91:1-2,14-15ab,15c-16,Mrk. 12:1-12,Gal. 1:13-2:10,&amp; Rosario&amp; Joglo Lawas&amp; Suradi, Neo\par Jatiningsih, Yulia\\ " calcext:value-type="string">
            <text:p>&amp; 30&amp; Senin&amp; 2Ptr. 1:1-7,Mzm. 91:1-2,14-15ab,15c-16,Mrk. 12:1-12,Gal. 1:13-2:10,&amp; Rosario&amp; Joglo Lawas&amp; Suradi, Neo\par Jatiningsih, Yulia\\ </text:p>
          </table:table-cell>
          <table:table-cell table:formula="of:=IF([.A42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formula="of:=VLOOKUP(WEEKDAY(DATE(2016;[.B42];[.C42]));[.$M$1:.$N$7];2)" office:value-type="string" office:string-value="Selasa" calcext:value-type="string">
            <text:p>Selasa</text:p>
          </table:table-cell>
          <table:table-cell office:value-type="string" calcext:value-type="string">
            <text:p>Zef. 3:14-18a,Rm. 12:9-16b,Yes. 12:2-3,4,Luk. 1:39-56,Kid. 2:8-14; 8:6-7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Suyanto, Yohanes</text:p>
          </table:table-cell>
          <table:table-cell office:value-type="string" calcext:value-type="string">
            <text:p>Supriadi, Cornelius</text:p>
          </table:table-cell>
          <table:table-cell table:formula="of:=[.A42]&amp;&quot;&amp; &quot;&amp;[.C42]&amp;&quot;&amp; &quot;&amp;[.D42]&amp;&quot;&amp; &quot;&amp;[.E42]&amp;&quot;&amp; &quot;&amp;[.F42]&amp;&quot;&amp; &quot;&amp;[.G42]&amp;&quot;&amp; &quot;&amp;[.H42]&amp;&quot;\par &quot;&amp;[.I42]&amp;&quot;\\ &quot;" office:value-type="string" office:string-value="&amp; 31&amp; Selasa&amp; Zef. 3:14-18a,Rm. 12:9-16b,Yes. 12:2-3,4,Luk. 1:39-56,Kid. 2:8-14; 8:6-7,&amp; Rosario&amp; Joglo Lawas&amp; Suyanto, Yohanes\par Supriadi, Cornelius\\ " calcext:value-type="string">
            <text:p>&amp; 31&amp; Selasa&amp; Zef. 3:14-18a,Rm. 12:9-16b,Yes. 12:2-3,4,Luk. 1:39-56,Kid. 2:8-14; 8:6-7,&amp; Rosario&amp; Joglo Lawas&amp; Suyanto, Yohanes\par Supriadi, Cornelius\\ </text:p>
          </table:table-cell>
          <table:table-cell table:formula="of:=IF([.A43]&lt;&gt;&quot;&quot;;&quot;\hline&quot;;&quot;\cline{2-7}&quot;)" office:value-type="string" office:string-value="\hline" calcext:value-type="string">
            <text:p>\h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VLOOKUP(WEEKDAY(DATE(2016;[.B43];[.C43]));[.$M$1:.$N$7];2)" office:value-type="string" office:string-value="Kamis" calcext:value-type="string">
            <text:p>Kamis</text:p>
          </table:table-cell>
          <table:table-cell office:value-type="string" calcext:value-type="string">
            <text:p>1Raj. 18:41-46,Mzm. 65:10abcd,10e-11,12-13,Mat. 5:20-26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Y. Djoko Marsito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Nanik Ismarjati, Maria Theresia</text:p>
          </table:table-cell>
          <table:table-cell table:formula="of:=[.A43]&amp;&quot;&amp; &quot;&amp;[.C43]&amp;&quot;&amp; &quot;&amp;[.D43]&amp;&quot;&amp; &quot;&amp;[.E43]&amp;&quot;&amp; &quot;&amp;[.F43]&amp;&quot;&amp; &quot;&amp;[.G43]&amp;&quot;&amp; &quot;&amp;[.H43]&amp;&quot;\par &quot;&amp;[.I43]&amp;&quot;\\ &quot;" office:value-type="string" office:string-value="Juni&amp; 9&amp; Kamis&amp; 1Raj. 18:41-46,Mzm. 65:10abcd,10e-11,12-13,Mat. 5:20-26&amp; Doa Lingkungan&amp; Y. Djoko Marsito&amp; Neo Suradi\par Nanik Ismarjati, Maria Theresia\\ " calcext:value-type="string">
            <text:p>Juni&amp; 9&amp; Kamis&amp; 1Raj. 18:41-46,Mzm. 65:10abcd,10e-11,12-13,Mat. 5:20-26&amp; Doa Lingkungan&amp; Y. Djoko Marsito&amp; Neo Suradi\par Nanik Ismarjati, Maria Theresia\\ </text:p>
          </table:table-cell>
          <table:table-cell table:formula="of:=IF([.A44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VLOOKUP(WEEKDAY(DATE(2016;[.B44];[.C44]));[.$M$1:.$N$7];2)" office:value-type="string" office:string-value="Kamis" calcext:value-type="string">
            <text:p>Kamis</text:p>
          </table:table-cell>
          <table:table-cell office:value-type="string" calcext:value-type="string">
            <text:p>2Raj. 24:8-17,Mzm. 79:1-2,3-5,8,9,Mat. 7:21-29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Heru Pratomo, Aloysius</text:p>
          </table:table-cell>
          <table:table-cell office:value-type="string" calcext:value-type="string">
            <text:p>Prima Ari Setiyani, Theresia</text:p>
          </table:table-cell>
          <table:table-cell table:formula="of:=[.A44]&amp;&quot;&amp; &quot;&amp;[.C44]&amp;&quot;&amp; &quot;&amp;[.D44]&amp;&quot;&amp; &quot;&amp;[.E44]&amp;&quot;&amp; &quot;&amp;[.F44]&amp;&quot;&amp; &quot;&amp;[.G44]&amp;&quot;&amp; &quot;&amp;[.H44]&amp;&quot;\par &quot;&amp;[.I44]&amp;&quot;\\ &quot;" office:value-type="string" office:string-value="&amp; 23&amp; Kamis&amp; 2Raj. 24:8-17,Mzm. 79:1-2,3-5,8,9,Mat. 7:21-29&amp; Doa Lingkungan&amp; Y. Sudarmadi&amp; Heru Pratomo, Aloysius\par Prima Ari Setiyani, Theresia\\ " calcext:value-type="string">
            <text:p>&amp; 23&amp; Kamis&amp; 2Raj. 24:8-17,Mzm. 79:1-2,3-5,8,9,Mat. 7:21-29&amp; Doa Lingkungan&amp; Y. Sudarmadi&amp; Heru Pratomo, Aloysius\par Prima Ari Setiyani, Theresia\\ </text:p>
          </table:table-cell>
          <table:table-cell table:formula="of:=IF([.A45]&lt;&gt;&quot;&quot;;&quot;\hline&quot;;&quot;\cline{2-7}&quot;)" office:value-type="string" office:string-value="\hline" calcext:value-type="string">
            <text:p>\h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VLOOKUP(WEEKDAY(DATE(2016;[.B45];[.C45]));[.$M$1:.$N$7];2)" office:value-type="string" office:string-value="Kamis" calcext:value-type="string">
            <text:p>Kamis</text:p>
          </table:table-cell>
          <table:table-cell office:value-type="string" calcext:value-type="string">
            <text:p>Yes. 26:7-9,12,16-19,Mzm. 102:13-14ab,15,16-18,19-21,Mat. 11:28-30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FX Arie WS</text:p>
          </table:table-cell>
          <table:table-cell office:value-type="string" calcext:value-type="string">
            <text:p>Djoko Marsito, Yohanes</text:p>
          </table:table-cell>
          <table:table-cell office:value-type="string" calcext:value-type="string">
            <text:p>Sode Muda Valentia, Elenora</text:p>
          </table:table-cell>
          <table:table-cell table:formula="of:=[.A45]&amp;&quot;&amp; &quot;&amp;[.C45]&amp;&quot;&amp; &quot;&amp;[.D45]&amp;&quot;&amp; &quot;&amp;[.E45]&amp;&quot;&amp; &quot;&amp;[.F45]&amp;&quot;&amp; &quot;&amp;[.G45]&amp;&quot;&amp; &quot;&amp;[.H45]&amp;&quot;\par &quot;&amp;[.I45]&amp;&quot;\\ &quot;" office:value-type="string" office:string-value="Juli&amp; 14&amp; Kamis&amp; Yes. 26:7-9,12,16-19,Mzm. 102:13-14ab,15,16-18,19-21,Mat. 11:28-30&amp; Doa Lingkungan&amp; FX Arie WS&amp; Djoko Marsito, Yohanes\par Sode Muda Valentia, Elenora\\ " calcext:value-type="string">
            <text:p>Juli&amp; 14&amp; Kamis&amp; Yes. 26:7-9,12,16-19,Mzm. 102:13-14ab,15,16-18,19-21,Mat. 11:28-30&amp; Doa Lingkungan&amp; FX Arie WS&amp; Djoko Marsito, Yohanes\par Sode Muda Valentia, Elenora\\ </text:p>
          </table:table-cell>
          <table:table-cell table:formula="of:=IF([.A46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VLOOKUP(WEEKDAY(DATE(2016;[.B46];[.C46]));[.$M$1:.$N$7];2)" office:value-type="string" office:string-value="Kamis" calcext:value-type="string">
            <text:p>Kamis</text:p>
          </table:table-cell>
          <table:table-cell office:value-type="string" calcext:value-type="string">
            <text:p>Yer. 18:1-6,Mzm. 146:2abc,2d-4,5-6,Mat. 13:47-53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Andre Keso Muda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Sode Muda, Maria</text:p>
          </table:table-cell>
          <table:table-cell table:formula="of:=[.A46]&amp;&quot;&amp; &quot;&amp;[.C46]&amp;&quot;&amp; &quot;&amp;[.D46]&amp;&quot;&amp; &quot;&amp;[.E46]&amp;&quot;&amp; &quot;&amp;[.F46]&amp;&quot;&amp; &quot;&amp;[.G46]&amp;&quot;&amp; &quot;&amp;[.H46]&amp;&quot;\par &quot;&amp;[.I46]&amp;&quot;\\ &quot;" office:value-type="string" office:string-value="&amp; 28&amp; Kamis&amp; Yer. 18:1-6,Mzm. 146:2abc,2d-4,5-6,Mat. 13:47-53&amp; Doa Lingkungan&amp; Andre Keso Muda&amp; Aloysius Lamakey\par Sode Muda, Maria\\ " calcext:value-type="string">
            <text:p>&amp; 28&amp; Kamis&amp; Yer. 18:1-6,Mzm. 146:2abc,2d-4,5-6,Mat. 13:47-53&amp; Doa Lingkungan&amp; Andre Keso Muda&amp; Aloysius Lamakey\par Sode Muda, Maria\\ </text:p>
          </table:table-cell>
          <table:table-cell table:formula="of:=IF([.A47]&lt;&gt;&quot;&quot;;&quot;\hline&quot;;&quot;\cline{2-7}&quot;)" office:value-type="string" office:string-value="\hline" calcext:value-type="string">
            <text:p>\h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ustu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VLOOKUP(WEEKDAY(DATE(2016;[.B47];[.C47]));[.$M$1:.$N$7];2)" office:value-type="string" office:string-value="Kamis" calcext:value-type="string">
            <text:p>Kamis</text:p>
          </table:table-cell>
          <table:table-cell office:value-type="string" calcext:value-type="string">
            <text:p>Yeh. 12:1-12,Mzm. 78:56-57,58-59,61-62,Mat. 18:21, 19:1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Th. Banar</text:p>
          </table:table-cell>
          <table:table-cell office:value-type="string" calcext:value-type="string">
            <text:p>Anton Supriyana</text:p>
          </table:table-cell>
          <table:table-cell office:value-type="string" calcext:value-type="string">
            <text:p>C. Triyono</text:p>
          </table:table-cell>
          <table:table-cell table:formula="of:=[.A47]&amp;&quot;&amp; &quot;&amp;[.C47]&amp;&quot;&amp; &quot;&amp;[.D47]&amp;&quot;&amp; &quot;&amp;[.E47]&amp;&quot;&amp; &quot;&amp;[.F47]&amp;&quot;&amp; &quot;&amp;[.G47]&amp;&quot;&amp; &quot;&amp;[.H47]&amp;&quot;\par &quot;&amp;[.I47]&amp;&quot;\\ &quot;" office:value-type="string" office:string-value="Agustus&amp; 11&amp; Kamis&amp; Yeh. 12:1-12,Mzm. 78:56-57,58-59,61-62,Mat. 18:21, 19:1&amp; Doa Lingkungan&amp; Th. Banar&amp; Anton Supriyana\par C. Triyono\\ " calcext:value-type="string">
            <text:p>Agustus&amp; 11&amp; Kamis&amp; Yeh. 12:1-12,Mzm. 78:56-57,58-59,61-62,Mat. 18:21, 19:1&amp; Doa Lingkungan&amp; Th. Banar&amp; Anton Supriyana\par C. Triyono\\ </text:p>
          </table:table-cell>
          <table:table-cell table:formula="of:=IF([.A48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VLOOKUP(WEEKDAY(DATE(2016;[.B48];[.C48]));[.$M$1:.$N$7];2)" office:value-type="string" office:string-value="Kamis" calcext:value-type="string">
            <text:p>Kamis</text:p>
          </table:table-cell>
          <table:table-cell office:value-type="string" calcext:value-type="string">
            <text:p>Why. 21:9b-14,Mzm. 145:10-11,12-13ab,17-18,Yoh. 1:45-51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Ig. Sandy</text:p>
          </table:table-cell>
          <table:table-cell office:value-type="string" calcext:value-type="string">
            <text:p>Suyanto, Yohanes</text:p>
          </table:table-cell>
          <table:table-cell office:value-type="string" calcext:value-type="string">
            <text:p>Tri Tutwuri, Kristina</text:p>
          </table:table-cell>
          <table:table-cell table:formula="of:=[.A48]&amp;&quot;&amp; &quot;&amp;[.C48]&amp;&quot;&amp; &quot;&amp;[.D48]&amp;&quot;&amp; &quot;&amp;[.E48]&amp;&quot;&amp; &quot;&amp;[.F48]&amp;&quot;&amp; &quot;&amp;[.G48]&amp;&quot;&amp; &quot;&amp;[.H48]&amp;&quot;\par &quot;&amp;[.I48]&amp;&quot;\\ &quot;" office:value-type="string" office:string-value="&amp; 25&amp; Kamis&amp; Why. 21:9b-14,Mzm. 145:10-11,12-13ab,17-18,Yoh. 1:45-51&amp; Doa Lingkungan&amp; Ig. Sandy&amp; Suyanto, Yohanes\par Tri Tutwuri, Kristina\\ " calcext:value-type="string">
            <text:p>&amp; 25&amp; Kamis&amp; Why. 21:9b-14,Mzm. 145:10-11,12-13ab,17-18,Yoh. 1:45-51&amp; Doa Lingkungan&amp; Ig. Sandy&amp; Suyanto, Yohanes\par Tri Tutwuri, Kristina\\ </text:p>
          </table:table-cell>
          <table:table-cell table:formula="of:=IF([.A49]&lt;&gt;&quot;&quot;;&quot;\hline&quot;;&quot;\cline{2-7}&quot;)" office:value-type="string" office:string-value="\hline" calcext:value-type="string">
            <text:p>\h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VLOOKUP(WEEKDAY(DATE(2016;[.B49];[.C49]));[.$M$1:.$N$7];2)" office:value-type="string" office:string-value="Kamis" calcext:value-type="string">
            <text:p>Kamis</text:p>
          </table:table-cell>
          <table:table-cell office:value-type="string" calcext:value-type="string">
            <text:p>1Kor. 3:18-23,Mzm. 24:1-2,3-4ab,5-6,Luk. 5:1-11</text:p>
          </table:table-cell>
          <table:table-cell office:value-type="string" calcext:value-type="string">
            <text:p>BKSN I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Tim</text:p>
          </table:table-cell>
          <table:table-cell/>
          <table:table-cell table:formula="of:=[.A49]&amp;&quot;&amp; &quot;&amp;[.C49]&amp;&quot;&amp; &quot;&amp;[.D49]&amp;&quot;&amp; &quot;&amp;[.E49]&amp;&quot;&amp; &quot;&amp;[.F49]&amp;&quot;&amp; &quot;&amp;[.G49]&amp;&quot;&amp; &quot;&amp;[.H49]&amp;&quot;\par &quot;&amp;[.I49]&amp;&quot;\\ &quot;" office:value-type="string" office:string-value="September&amp; 1&amp; Kamis&amp; 1Kor. 3:18-23,Mzm. 24:1-2,3-4ab,5-6,Luk. 5:1-11&amp; BKSN I&amp; Y. Suyanto&amp; Tim\par \\ " calcext:value-type="string">
            <text:p>September&amp; 1&amp; Kamis&amp; 1Kor. 3:18-23,Mzm. 24:1-2,3-4ab,5-6,Luk. 5:1-11&amp; BKSN I&amp; Y. Suyanto&amp; Tim\par \\ </text:p>
          </table:table-cell>
          <table:table-cell table:formula="of:=IF([.A50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VLOOKUP(WEEKDAY(DATE(2016;[.B50];[.C50]));[.$M$1:.$N$7];2)" office:value-type="string" office:string-value="Kamis" calcext:value-type="string">
            <text:p>Kamis</text:p>
          </table:table-cell>
          <table:table-cell office:value-type="string" calcext:value-type="string">
            <text:p>Mi. 5:1-4a,Rm. 8:28-30,Mzm. 13:6ab,6cd,Mat. 1:1-16</text:p>
          </table:table-cell>
          <table:table-cell office:value-type="string" calcext:value-type="string">
            <text:p>BKSN II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Tim</text:p>
          </table:table-cell>
          <table:table-cell/>
          <table:table-cell table:formula="of:=[.A50]&amp;&quot;&amp; &quot;&amp;[.C50]&amp;&quot;&amp; &quot;&amp;[.D50]&amp;&quot;&amp; &quot;&amp;[.E50]&amp;&quot;&amp; &quot;&amp;[.F50]&amp;&quot;&amp; &quot;&amp;[.G50]&amp;&quot;&amp; &quot;&amp;[.H50]&amp;&quot;\par &quot;&amp;[.I50]&amp;&quot;\\ &quot;" office:value-type="string" office:string-value="&amp; 8&amp; Kamis&amp; Mi. 5:1-4a,Rm. 8:28-30,Mzm. 13:6ab,6cd,Mat. 1:1-16&amp; BKSN II&amp; Y. Suyanto&amp; Tim\par \\ " calcext:value-type="string">
            <text:p>&amp; 8&amp; Kamis&amp; Mi. 5:1-4a,Rm. 8:28-30,Mzm. 13:6ab,6cd,Mat. 1:1-16&amp; BKSN II&amp; Y. Suyanto&amp; Tim\par \\ </text:p>
          </table:table-cell>
          <table:table-cell table:formula="of:=IF([.A51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VLOOKUP(WEEKDAY(DATE(2016;[.B51];[.C51]));[.$M$1:.$N$7];2)" office:value-type="string" office:string-value="Kamis" calcext:value-type="string">
            <text:p>Kamis</text:p>
          </table:table-cell>
          <table:table-cell office:value-type="string" calcext:value-type="string">
            <text:p>Bil. 21:4-9,Mzm. 78:1-2,34-35,36-37,38,Flp. 2:6-11,Yoh. 3:13-17</text:p>
          </table:table-cell>
          <table:table-cell office:value-type="string" calcext:value-type="string">
            <text:p>BKSN III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Tim</text:p>
          </table:table-cell>
          <table:table-cell/>
          <table:table-cell table:formula="of:=[.A51]&amp;&quot;&amp; &quot;&amp;[.C51]&amp;&quot;&amp; &quot;&amp;[.D51]&amp;&quot;&amp; &quot;&amp;[.E51]&amp;&quot;&amp; &quot;&amp;[.F51]&amp;&quot;&amp; &quot;&amp;[.G51]&amp;&quot;&amp; &quot;&amp;[.H51]&amp;&quot;\par &quot;&amp;[.I51]&amp;&quot;\\ &quot;" office:value-type="string" office:string-value="&amp; 15&amp; Kamis&amp; Bil. 21:4-9,Mzm. 78:1-2,34-35,36-37,38,Flp. 2:6-11,Yoh. 3:13-17&amp; BKSN III&amp; Y. Suyanto&amp; Tim\par \\ " calcext:value-type="string">
            <text:p>&amp; 15&amp; Kamis&amp; Bil. 21:4-9,Mzm. 78:1-2,34-35,36-37,38,Flp. 2:6-11,Yoh. 3:13-17&amp; BKSN III&amp; Y. Suyanto&amp; Tim\par \\ </text:p>
          </table:table-cell>
          <table:table-cell table:formula="of:=IF([.A52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formula="of:=VLOOKUP(WEEKDAY(DATE(2016;[.B52];[.C52]));[.$M$1:.$N$7];2)" office:value-type="string" office:string-value="Kamis" calcext:value-type="string">
            <text:p>Kamis</text:p>
          </table:table-cell>
          <table:table-cell office:value-type="string" calcext:value-type="string">
            <text:p>Pkh. 1:2-11,Mzm. 90:3-4,5-6,12-13,14,17,Luk. 9:7-9</text:p>
          </table:table-cell>
          <table:table-cell office:value-type="string" calcext:value-type="string">
            <text:p>BKSN IV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Tim</text:p>
          </table:table-cell>
          <table:table-cell/>
          <table:table-cell table:formula="of:=[.A52]&amp;&quot;&amp; &quot;&amp;[.C52]&amp;&quot;&amp; &quot;&amp;[.D52]&amp;&quot;&amp; &quot;&amp;[.E52]&amp;&quot;&amp; &quot;&amp;[.F52]&amp;&quot;&amp; &quot;&amp;[.G52]&amp;&quot;&amp; &quot;&amp;[.H52]&amp;&quot;\par &quot;&amp;[.I52]&amp;&quot;\\ &quot;" office:value-type="string" office:string-value="&amp; 22&amp; Kamis&amp; Pkh. 1:2-11,Mzm. 90:3-4,5-6,12-13,14,17,Luk. 9:7-9&amp; BKSN IV&amp; Y. Suyanto&amp; Tim\par \\ " calcext:value-type="string">
            <text:p>&amp; 22&amp; Kamis&amp; Pkh. 1:2-11,Mzm. 90:3-4,5-6,12-13,14,17,Luk. 9:7-9&amp; BKSN IV&amp; Y. Suyanto&amp; Tim\par \\ </text:p>
          </table:table-cell>
          <table:table-cell table:formula="of:=IF([.A53]&lt;&gt;&quot;&quot;;&quot;\hline&quot;;&quot;\cline{2-7}&quot;)" office:value-type="string" office:string-value="\hline" calcext:value-type="string">
            <text:p>\h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VLOOKUP(WEEKDAY(DATE(2016;[.B53];[.C53]));[.$M$1:.$N$7];2)" office:value-type="string" office:string-value="Sabtu" calcext:value-type="string">
            <text:p>Sabtu</text:p>
          </table:table-cell>
          <table:table-cell office:value-type="string" calcext:value-type="string">
            <text:p>Ayb. 42:1-3,5-6,12-17,Mzm. 119:66,71,75,91,125,130,Luk. 10:17-24,. atau:,Yes. 66:10-14b,1Kor. 12:31, 13:13;,Mat. 18:1-4,2Taw. 29:1-2; 30:1-16a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Nanik Ismarjati, Maria Theresia</text:p>
          </table:table-cell>
          <table:table-cell office:value-type="string" calcext:value-type="string">
            <text:p>Melati, Rosevita</text:p>
          </table:table-cell>
          <table:table-cell table:formula="of:=[.A53]&amp;&quot;&amp; &quot;&amp;[.C53]&amp;&quot;&amp; &quot;&amp;[.D53]&amp;&quot;&amp; &quot;&amp;[.E53]&amp;&quot;&amp; &quot;&amp;[.F53]&amp;&quot;&amp; &quot;&amp;[.G53]&amp;&quot;&amp; &quot;&amp;[.H53]&amp;&quot;\par &quot;&amp;[.I53]&amp;&quot;\\ &quot;" office:value-type="string" office:string-value="Oktober&amp; 1&amp; Sabtu&amp; Ayb. 42:1-3,5-6,12-17,Mzm. 119:66,71,75,91,125,130,Luk. 10:17-24,. atau:,Yes. 66:10-14b,1Kor. 12:31, 13:13;,Mat. 18:1-4,2Taw. 29:1-2; 30:1-16a,&amp; Rosario&amp; Joglo Lawas&amp; Nanik Ismarjati, Maria Theresia\par Melati, Rosevita\\ " calcext:value-type="string">
            <text:p>Oktober&amp; 1&amp; Sabtu&amp; Ayb. 42:1-3,5-6,12-17,Mzm. 119:66,71,75,91,125,130,Luk. 10:17-24,. atau:,Yes. 66:10-14b,1Kor. 12:31, 13:13;,Mat. 18:1-4,2Taw. 29:1-2; 30:1-16a,&amp; Rosario&amp; Joglo Lawas&amp; Nanik Ismarjati, Maria Theresia\par Melati, Rosevita\\ </text:p>
          </table:table-cell>
          <table:table-cell table:formula="of:=IF([.A54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VLOOKUP(WEEKDAY(DATE(2016;[.B54];[.C54]));[.$M$1:.$N$7];2)" office:value-type="string" office:string-value="Minggu" calcext:value-type="string">
            <text:p>Minggu</text:p>
          </table:table-cell>
          <table:table-cell office:value-type="string" calcext:value-type="string">
            <text:p>Hab. 1:2-3; 2:2-4,Mzm. 95:1-2,6-7,8-9,2Tim. 1:6-8,13-14,Luk. 17:5-10,Sir. 1:1-20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Sularto, Fransiscus Xaverius</text:p>
          </table:table-cell>
          <table:table-cell office:value-type="string" calcext:value-type="string">
            <text:p>Tri Tutwuri, Kristina</text:p>
          </table:table-cell>
          <table:table-cell table:formula="of:=[.A54]&amp;&quot;&amp; &quot;&amp;[.C54]&amp;&quot;&amp; &quot;&amp;[.D54]&amp;&quot;&amp; &quot;&amp;[.E54]&amp;&quot;&amp; &quot;&amp;[.F54]&amp;&quot;&amp; &quot;&amp;[.G54]&amp;&quot;&amp; &quot;&amp;[.H54]&amp;&quot;\par &quot;&amp;[.I54]&amp;&quot;\\ &quot;" office:value-type="string" office:string-value="&amp; 2&amp; Minggu&amp; Hab. 1:2-3; 2:2-4,Mzm. 95:1-2,6-7,8-9,2Tim. 1:6-8,13-14,Luk. 17:5-10,Sir. 1:1-20,&amp; Rosario&amp; Joglo Lawas&amp; Sularto, Fransiscus Xaverius\par Tri Tutwuri, Kristina\\ " calcext:value-type="string">
            <text:p>&amp; 2&amp; Minggu&amp; Hab. 1:2-3; 2:2-4,Mzm. 95:1-2,6-7,8-9,2Tim. 1:6-8,13-14,Luk. 17:5-10,Sir. 1:1-20,&amp; Rosario&amp; Joglo Lawas&amp; Sularto, Fransiscus Xaverius\par Tri Tutwuri, Kristina\\ </text:p>
          </table:table-cell>
          <table:table-cell table:formula="of:=IF([.A55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VLOOKUP(WEEKDAY(DATE(2016;[.B55];[.C55]));[.$M$1:.$N$7];2)" office:value-type="string" office:string-value="Senin" calcext:value-type="string">
            <text:p>Senin</text:p>
          </table:table-cell>
          <table:table-cell office:value-type="string" calcext:value-type="string">
            <text:p>Gal. 1:6-12,Mzm. 111:1-2,7-8,9,10c,Luk. 10:25-37,Sir. 2:1-18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Tri Susilowati, Caecilia</text:p>
          </table:table-cell>
          <table:table-cell office:value-type="string" calcext:value-type="string">
            <text:p>Keso Muda, Andreas</text:p>
          </table:table-cell>
          <table:table-cell table:formula="of:=[.A55]&amp;&quot;&amp; &quot;&amp;[.C55]&amp;&quot;&amp; &quot;&amp;[.D55]&amp;&quot;&amp; &quot;&amp;[.E55]&amp;&quot;&amp; &quot;&amp;[.F55]&amp;&quot;&amp; &quot;&amp;[.G55]&amp;&quot;&amp; &quot;&amp;[.H55]&amp;&quot;\par &quot;&amp;[.I55]&amp;&quot;\\ &quot;" office:value-type="string" office:string-value="&amp; 3&amp; Senin&amp; Gal. 1:6-12,Mzm. 111:1-2,7-8,9,10c,Luk. 10:25-37,Sir. 2:1-18,&amp; Rosario&amp; Joglo Lawas&amp; Tri Susilowati, Caecilia\par Keso Muda, Andreas\\ " calcext:value-type="string">
            <text:p>&amp; 3&amp; Senin&amp; Gal. 1:6-12,Mzm. 111:1-2,7-8,9,10c,Luk. 10:25-37,Sir. 2:1-18,&amp; Rosario&amp; Joglo Lawas&amp; Tri Susilowati, Caecilia\par Keso Muda, Andreas\\ </text:p>
          </table:table-cell>
          <table:table-cell table:formula="of:=IF([.A56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VLOOKUP(WEEKDAY(DATE(2016;[.B56];[.C56]));[.$M$1:.$N$7];2)" office:value-type="string" office:string-value="Selasa" calcext:value-type="string">
            <text:p>Selasa</text:p>
          </table:table-cell>
          <table:table-cell office:value-type="string" calcext:value-type="string">
            <text:p>Gal. 1:13-24,Mzm. 139:1-3,13-14ab,14c-15,Luk. 10:38-42,Sir. 3:1-16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Suradi, Neo</text:p>
          </table:table-cell>
          <table:table-cell office:value-type="string" calcext:value-type="string">
            <text:p>Agnes Sukarmi</text:p>
          </table:table-cell>
          <table:table-cell table:formula="of:=[.A56]&amp;&quot;&amp; &quot;&amp;[.C56]&amp;&quot;&amp; &quot;&amp;[.D56]&amp;&quot;&amp; &quot;&amp;[.E56]&amp;&quot;&amp; &quot;&amp;[.F56]&amp;&quot;&amp; &quot;&amp;[.G56]&amp;&quot;&amp; &quot;&amp;[.H56]&amp;&quot;\par &quot;&amp;[.I56]&amp;&quot;\\ &quot;" office:value-type="string" office:string-value="&amp; 4&amp; Selasa&amp; Gal. 1:13-24,Mzm. 139:1-3,13-14ab,14c-15,Luk. 10:38-42,Sir. 3:1-16,&amp; Rosario&amp; Joglo Lawas&amp; Suradi, Neo\par Agnes Sukarmi\\ " calcext:value-type="string">
            <text:p>&amp; 4&amp; Selasa&amp; Gal. 1:13-24,Mzm. 139:1-3,13-14ab,14c-15,Luk. 10:38-42,Sir. 3:1-16,&amp; Rosario&amp; Joglo Lawas&amp; Suradi, Neo\par Agnes Sukarmi\\ </text:p>
          </table:table-cell>
          <table:table-cell table:formula="of:=IF([.A57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VLOOKUP(WEEKDAY(DATE(2016;[.B57];[.C57]));[.$M$1:.$N$7];2)" office:value-type="string" office:string-value="Rabu" calcext:value-type="string">
            <text:p>Rabu</text:p>
          </table:table-cell>
          <table:table-cell office:value-type="string" calcext:value-type="string">
            <text:p>Gal. 2:1-2,7-14,Mzm. 117:1,2,Luk. 11:1-4,Sir. 3:17-4:10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Sudarmadi, Yohanes</text:p>
          </table:table-cell>
          <table:table-cell office:value-type="string" calcext:value-type="string">
            <text:p>Apriliana Wulandari, Herminigilda</text:p>
          </table:table-cell>
          <table:table-cell table:formula="of:=[.A57]&amp;&quot;&amp; &quot;&amp;[.C57]&amp;&quot;&amp; &quot;&amp;[.D57]&amp;&quot;&amp; &quot;&amp;[.E57]&amp;&quot;&amp; &quot;&amp;[.F57]&amp;&quot;&amp; &quot;&amp;[.G57]&amp;&quot;&amp; &quot;&amp;[.H57]&amp;&quot;\par &quot;&amp;[.I57]&amp;&quot;\\ &quot;" office:value-type="string" office:string-value="&amp; 5&amp; Rabu&amp; Gal. 2:1-2,7-14,Mzm. 117:1,2,Luk. 11:1-4,Sir. 3:17-4:10,&amp; Rosario&amp; Joglo Lawas&amp; Sudarmadi, Yohanes\par Apriliana Wulandari, Herminigilda\\ " calcext:value-type="string">
            <text:p>&amp; 5&amp; Rabu&amp; Gal. 2:1-2,7-14,Mzm. 117:1,2,Luk. 11:1-4,Sir. 3:17-4:10,&amp; Rosario&amp; Joglo Lawas&amp; Sudarmadi, Yohanes\par Apriliana Wulandari, Herminigilda\\ </text:p>
          </table:table-cell>
          <table:table-cell table:formula="of:=IF([.A58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VLOOKUP(WEEKDAY(DATE(2016;[.B58];[.C58]));[.$M$1:.$N$7];2)" office:value-type="string" office:string-value="Kamis" calcext:value-type="string">
            <text:p>Kamis</text:p>
          </table:table-cell>
          <table:table-cell office:value-type="string" calcext:value-type="string">
            <text:p>Gal. 3:1-5,Luk. 1:69-70,71-72,73-75,Luk. 11:5-13,Sir. 5:1-6:4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Melati, Rosevita</text:p>
          </table:table-cell>
          <table:table-cell office:value-type="string" calcext:value-type="string">
            <text:p>Suradi, Neo</text:p>
          </table:table-cell>
          <table:table-cell table:formula="of:=[.A58]&amp;&quot;&amp; &quot;&amp;[.C58]&amp;&quot;&amp; &quot;&amp;[.D58]&amp;&quot;&amp; &quot;&amp;[.E58]&amp;&quot;&amp; &quot;&amp;[.F58]&amp;&quot;&amp; &quot;&amp;[.G58]&amp;&quot;&amp; &quot;&amp;[.H58]&amp;&quot;\par &quot;&amp;[.I58]&amp;&quot;\\ &quot;" office:value-type="string" office:string-value="&amp; 6&amp; Kamis&amp; Gal. 3:1-5,Luk. 1:69-70,71-72,73-75,Luk. 11:5-13,Sir. 5:1-6:4,&amp; Rosario&amp; Joglo Lawas&amp; Melati, Rosevita\par Suradi, Neo\\ " calcext:value-type="string">
            <text:p>&amp; 6&amp; Kamis&amp; Gal. 3:1-5,Luk. 1:69-70,71-72,73-75,Luk. 11:5-13,Sir. 5:1-6:4,&amp; Rosario&amp; Joglo Lawas&amp; Melati, Rosevita\par Suradi, Neo\\ </text:p>
          </table:table-cell>
          <table:table-cell table:formula="of:=IF([.A59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VLOOKUP(WEEKDAY(DATE(2016;[.B59];[.C59]));[.$M$1:.$N$7];2)" office:value-type="string" office:string-value="Jumat" calcext:value-type="string">
            <text:p>Jumat</text:p>
          </table:table-cell>
          <table:table-cell office:value-type="string" calcext:value-type="string">
            <text:p>Gal. 3:7-14,Mzm. 111:1-2,3-4,5-6,Luk. 11:15-26,Sir. 6:5-37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Arie Wibowo S, FX</text:p>
          </table:table-cell>
          <table:table-cell office:value-type="string" calcext:value-type="string">
            <text:p>Sri Supriyati, Anastasia</text:p>
          </table:table-cell>
          <table:table-cell table:formula="of:=[.A59]&amp;&quot;&amp; &quot;&amp;[.C59]&amp;&quot;&amp; &quot;&amp;[.D59]&amp;&quot;&amp; &quot;&amp;[.E59]&amp;&quot;&amp; &quot;&amp;[.F59]&amp;&quot;&amp; &quot;&amp;[.G59]&amp;&quot;&amp; &quot;&amp;[.H59]&amp;&quot;\par &quot;&amp;[.I59]&amp;&quot;\\ &quot;" office:value-type="string" office:string-value="&amp; 7&amp; Jumat&amp; Gal. 3:7-14,Mzm. 111:1-2,3-4,5-6,Luk. 11:15-26,Sir. 6:5-37,&amp; Rosario&amp; Joglo Lawas&amp; Arie Wibowo S, FX\par Sri Supriyati, Anastasia\\ " calcext:value-type="string">
            <text:p>&amp; 7&amp; Jumat&amp; Gal. 3:7-14,Mzm. 111:1-2,3-4,5-6,Luk. 11:15-26,Sir. 6:5-37,&amp; Rosario&amp; Joglo Lawas&amp; Arie Wibowo S, FX\par Sri Supriyati, Anastasia\\ </text:p>
          </table:table-cell>
          <table:table-cell table:formula="of:=IF([.A60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VLOOKUP(WEEKDAY(DATE(2016;[.B60];[.C60]));[.$M$1:.$N$7];2)" office:value-type="string" office:string-value="Sabtu" calcext:value-type="string">
            <text:p>Sabtu</text:p>
          </table:table-cell>
          <table:table-cell office:value-type="string" calcext:value-type="string">
            <text:p>Gal. 3:22-29,Mzm. 105:2-3,4-5,6-7,Luk. 11:27-28,Sir. 7:22-36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Lamakey Maria Anastasia Bare</text:p>
          </table:table-cell>
          <table:table-cell office:value-type="string" calcext:value-type="string">
            <text:p>Titisari, Lusia</text:p>
          </table:table-cell>
          <table:table-cell table:formula="of:=[.A60]&amp;&quot;&amp; &quot;&amp;[.C60]&amp;&quot;&amp; &quot;&amp;[.D60]&amp;&quot;&amp; &quot;&amp;[.E60]&amp;&quot;&amp; &quot;&amp;[.F60]&amp;&quot;&amp; &quot;&amp;[.G60]&amp;&quot;&amp; &quot;&amp;[.H60]&amp;&quot;\par &quot;&amp;[.I60]&amp;&quot;\\ &quot;" office:value-type="string" office:string-value="&amp; 8&amp; Sabtu&amp; Gal. 3:22-29,Mzm. 105:2-3,4-5,6-7,Luk. 11:27-28,Sir. 7:22-36,&amp; Rosario&amp; Joglo Lawas&amp; Lamakey Maria Anastasia Bare\par Titisari, Lusia\\ " calcext:value-type="string">
            <text:p>&amp; 8&amp; Sabtu&amp; Gal. 3:22-29,Mzm. 105:2-3,4-5,6-7,Luk. 11:27-28,Sir. 7:22-36,&amp; Rosario&amp; Joglo Lawas&amp; Lamakey Maria Anastasia Bare\par Titisari, Lusia\\ </text:p>
          </table:table-cell>
          <table:table-cell table:formula="of:=IF([.A61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VLOOKUP(WEEKDAY(DATE(2016;[.B61];[.C61]));[.$M$1:.$N$7];2)" office:value-type="string" office:string-value="Minggu" calcext:value-type="string">
            <text:p>Minggu</text:p>
          </table:table-cell>
          <table:table-cell office:value-type="string" calcext:value-type="string">
            <text:p>2Raj. 5:14-17,Mzm. 98:1,2-3ab,3cd-4,2Tim. 2:8-13,Luk. 17:11-19,Sir. 10:6-18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Apriliana Wulandari, Herminigilda</text:p>
          </table:table-cell>
          <table:table-cell office:value-type="string" calcext:value-type="string">
            <text:p>Setya Prihatiningtyas, Chatarina</text:p>
          </table:table-cell>
          <table:table-cell table:formula="of:=[.A61]&amp;&quot;&amp; &quot;&amp;[.C61]&amp;&quot;&amp; &quot;&amp;[.D61]&amp;&quot;&amp; &quot;&amp;[.E61]&amp;&quot;&amp; &quot;&amp;[.F61]&amp;&quot;&amp; &quot;&amp;[.G61]&amp;&quot;&amp; &quot;&amp;[.H61]&amp;&quot;\par &quot;&amp;[.I61]&amp;&quot;\\ &quot;" office:value-type="string" office:string-value="&amp; 9&amp; Minggu&amp; 2Raj. 5:14-17,Mzm. 98:1,2-3ab,3cd-4,2Tim. 2:8-13,Luk. 17:11-19,Sir. 10:6-18,&amp; Rosario&amp; Joglo Lawas&amp; Apriliana Wulandari, Herminigilda\par Setya Prihatiningtyas, Chatarina\\ " calcext:value-type="string">
            <text:p>&amp; 9&amp; Minggu&amp; 2Raj. 5:14-17,Mzm. 98:1,2-3ab,3cd-4,2Tim. 2:8-13,Luk. 17:11-19,Sir. 10:6-18,&amp; Rosario&amp; Joglo Lawas&amp; Apriliana Wulandari, Herminigilda\par Setya Prihatiningtyas, Chatarina\\ </text:p>
          </table:table-cell>
          <table:table-cell table:formula="of:=IF([.A62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table:formula="of:=VLOOKUP(WEEKDAY(DATE(2016;[.B62];[.C62]));[.$M$1:.$N$7];2)" office:value-type="string" office:string-value="Senin" calcext:value-type="string">
            <text:p>Senin</text:p>
          </table:table-cell>
          <table:table-cell office:value-type="string" calcext:value-type="string">
            <text:p>Gal. 4:22-24,26-27,31-5:1,Mzm. 113:1-2,3-4,5a,6-7,Luk. 11:29-32,Sir. 11:11-28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Suyanto, Yohanes</text:p>
          </table:table-cell>
          <table:table-cell office:value-type="string" calcext:value-type="string">
            <text:p>Sode Muda Valentia, Elenora</text:p>
          </table:table-cell>
          <table:table-cell table:formula="of:=[.A62]&amp;&quot;&amp; &quot;&amp;[.C62]&amp;&quot;&amp; &quot;&amp;[.D62]&amp;&quot;&amp; &quot;&amp;[.E62]&amp;&quot;&amp; &quot;&amp;[.F62]&amp;&quot;&amp; &quot;&amp;[.G62]&amp;&quot;&amp; &quot;&amp;[.H62]&amp;&quot;\par &quot;&amp;[.I62]&amp;&quot;\\ &quot;" office:value-type="string" office:string-value="&amp; 10&amp; Senin&amp; Gal. 4:22-24,26-27,31-5:1,Mzm. 113:1-2,3-4,5a,6-7,Luk. 11:29-32,Sir. 11:11-28,&amp; Rosario&amp; Joglo Lawas&amp; Suyanto, Yohanes\par Sode Muda Valentia, Elenora\\ " calcext:value-type="string">
            <text:p>&amp; 10&amp; Senin&amp; Gal. 4:22-24,26-27,31-5:1,Mzm. 113:1-2,3-4,5a,6-7,Luk. 11:29-32,Sir. 11:11-28,&amp; Rosario&amp; Joglo Lawas&amp; Suyanto, Yohanes\par Sode Muda Valentia, Elenora\\ </text:p>
          </table:table-cell>
          <table:table-cell table:formula="of:=IF([.A63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VLOOKUP(WEEKDAY(DATE(2016;[.B63];[.C63]));[.$M$1:.$N$7];2)" office:value-type="string" office:string-value="Selasa" calcext:value-type="string">
            <text:p>Selasa</text:p>
          </table:table-cell>
          <table:table-cell office:value-type="string" calcext:value-type="string">
            <text:p>Gal. 4:31b, 5:6;,Mzm. 119:41,43,44,45,47,48,Luk. 11:37-41,Sir. 14:20-15:10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Suyanto, Yohanes</text:p>
          </table:table-cell>
          <table:table-cell table:formula="of:=[.A63]&amp;&quot;&amp; &quot;&amp;[.C63]&amp;&quot;&amp; &quot;&amp;[.D63]&amp;&quot;&amp; &quot;&amp;[.E63]&amp;&quot;&amp; &quot;&amp;[.F63]&amp;&quot;&amp; &quot;&amp;[.G63]&amp;&quot;&amp; &quot;&amp;[.H63]&amp;&quot;\par &quot;&amp;[.I63]&amp;&quot;\\ &quot;" office:value-type="string" office:string-value="&amp; 11&amp; Selasa&amp; Gal. 4:31b, 5:6;,Mzm. 119:41,43,44,45,47,48,Luk. 11:37-41,Sir. 14:20-15:10,&amp; Rosario&amp; Joglo Lawas&amp; Aloysius Lamakey\par Suyanto, Yohanes\\ " calcext:value-type="string">
            <text:p>&amp; 11&amp; Selasa&amp; Gal. 4:31b, 5:6;,Mzm. 119:41,43,44,45,47,48,Luk. 11:37-41,Sir. 14:20-15:10,&amp; Rosario&amp; Joglo Lawas&amp; Aloysius Lamakey\par Suyanto, Yohanes\\ </text:p>
          </table:table-cell>
          <table:table-cell table:formula="of:=IF([.A64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VLOOKUP(WEEKDAY(DATE(2016;[.B64];[.C64]));[.$M$1:.$N$7];2)" office:value-type="string" office:string-value="Rabu" calcext:value-type="string">
            <text:p>Rabu</text:p>
          </table:table-cell>
          <table:table-cell office:value-type="string" calcext:value-type="string">
            <text:p>Gal. 5:18-25,Mzm. 1:1-2,3,4,6,Luk. 11:42-46,Sir. 15:11-20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Prima Ari Setiyani, Theresia</text:p>
          </table:table-cell>
          <table:table-cell office:value-type="string" calcext:value-type="string">
            <text:p>Budi Hartuti, Maria Goreti</text:p>
          </table:table-cell>
          <table:table-cell table:formula="of:=[.A64]&amp;&quot;&amp; &quot;&amp;[.C64]&amp;&quot;&amp; &quot;&amp;[.D64]&amp;&quot;&amp; &quot;&amp;[.E64]&amp;&quot;&amp; &quot;&amp;[.F64]&amp;&quot;&amp; &quot;&amp;[.G64]&amp;&quot;&amp; &quot;&amp;[.H64]&amp;&quot;\par &quot;&amp;[.I64]&amp;&quot;\\ &quot;" office:value-type="string" office:string-value="&amp; 12&amp; Rabu&amp; Gal. 5:18-25,Mzm. 1:1-2,3,4,6,Luk. 11:42-46,Sir. 15:11-20,&amp; Rosario&amp; Joglo Lawas&amp; Prima Ari Setiyani, Theresia\par Budi Hartuti, Maria Goreti\\ " calcext:value-type="string">
            <text:p>&amp; 12&amp; Rabu&amp; Gal. 5:18-25,Mzm. 1:1-2,3,4,6,Luk. 11:42-46,Sir. 15:11-20,&amp; Rosario&amp; Joglo Lawas&amp; Prima Ari Setiyani, Theresia\par Budi Hartuti, Maria Goreti\\ </text:p>
          </table:table-cell>
          <table:table-cell table:formula="of:=IF([.A65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VLOOKUP(WEEKDAY(DATE(2016;[.B65];[.C65]));[.$M$1:.$N$7];2)" office:value-type="string" office:string-value="Kamis" calcext:value-type="string">
            <text:p>Kamis</text:p>
          </table:table-cell>
          <table:table-cell office:value-type="string" calcext:value-type="string">
            <text:p>Ef. 1:1-10,Mzm. 98:1,2-3ab,3cd-4,5-6,Luk. 11:47-54,Sir. 16:24-17:14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Sri Utami Chrisssumiwi, Margareta Maria</text:p>
          </table:table-cell>
          <table:table-cell office:value-type="string" calcext:value-type="string">
            <text:p>Sularto, Fransiscus Xaverius</text:p>
          </table:table-cell>
          <table:table-cell table:formula="of:=[.A65]&amp;&quot;&amp; &quot;&amp;[.C65]&amp;&quot;&amp; &quot;&amp;[.D65]&amp;&quot;&amp; &quot;&amp;[.E65]&amp;&quot;&amp; &quot;&amp;[.F65]&amp;&quot;&amp; &quot;&amp;[.G65]&amp;&quot;&amp; &quot;&amp;[.H65]&amp;&quot;\par &quot;&amp;[.I65]&amp;&quot;\\ &quot;" office:value-type="string" office:string-value="&amp; 13&amp; Kamis&amp; Ef. 1:1-10,Mzm. 98:1,2-3ab,3cd-4,5-6,Luk. 11:47-54,Sir. 16:24-17:14,&amp; Rosario&amp; Joglo Lawas&amp; Sri Utami Chrisssumiwi, Margareta Maria\par Sularto, Fransiscus Xaverius\\ " calcext:value-type="string">
            <text:p>&amp; 13&amp; Kamis&amp; Ef. 1:1-10,Mzm. 98:1,2-3ab,3cd-4,5-6,Luk. 11:47-54,Sir. 16:24-17:14,&amp; Rosario&amp; Joglo Lawas&amp; Sri Utami Chrisssumiwi, Margareta Maria\par Sularto, Fransiscus Xaverius\\ </text:p>
          </table:table-cell>
          <table:table-cell table:formula="of:=IF([.A66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VLOOKUP(WEEKDAY(DATE(2016;[.B66];[.C66]));[.$M$1:.$N$7];2)" office:value-type="string" office:string-value="Jumat" calcext:value-type="string">
            <text:p>Jumat</text:p>
          </table:table-cell>
          <table:table-cell office:value-type="string" calcext:value-type="string">
            <text:p>Ef. 1:11-14,Mzm. 33:1-2,4-5,12-13,Luk. 12:1-7,Sir. 17:15-32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Titisari, Lusia</text:p>
          </table:table-cell>
          <table:table-cell office:value-type="string" calcext:value-type="string">
            <text:p>Zeli Puspitasari, R</text:p>
          </table:table-cell>
          <table:table-cell table:formula="of:=[.A66]&amp;&quot;&amp; &quot;&amp;[.C66]&amp;&quot;&amp; &quot;&amp;[.D66]&amp;&quot;&amp; &quot;&amp;[.E66]&amp;&quot;&amp; &quot;&amp;[.F66]&amp;&quot;&amp; &quot;&amp;[.G66]&amp;&quot;&amp; &quot;&amp;[.H66]&amp;&quot;\par &quot;&amp;[.I66]&amp;&quot;\\ &quot;" office:value-type="string" office:string-value="&amp; 14&amp; Jumat&amp; Ef. 1:11-14,Mzm. 33:1-2,4-5,12-13,Luk. 12:1-7,Sir. 17:15-32,&amp; Rosario&amp; Joglo Lawas&amp; Titisari, Lusia\par Zeli Puspitasari, R\\ " calcext:value-type="string">
            <text:p>&amp; 14&amp; Jumat&amp; Ef. 1:11-14,Mzm. 33:1-2,4-5,12-13,Luk. 12:1-7,Sir. 17:15-32,&amp; Rosario&amp; Joglo Lawas&amp; Titisari, Lusia\par Zeli Puspitasari, R\\ </text:p>
          </table:table-cell>
          <table:table-cell table:formula="of:=IF([.A67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VLOOKUP(WEEKDAY(DATE(2016;[.B67];[.C67]));[.$M$1:.$N$7];2)" office:value-type="string" office:string-value="Sabtu" calcext:value-type="string">
            <text:p>Sabtu</text:p>
          </table:table-cell>
          <table:table-cell office:value-type="string" calcext:value-type="string">
            <text:p>Ef. 1:15-23,Mzm. 8:2-3a,4-5,6-7,Luk. 12:8-12,Sir. 24:1-22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Supriadi, Cornelius</text:p>
          </table:table-cell>
          <table:table-cell office:value-type="string" calcext:value-type="string">
            <text:p>Tri Susilowati, Caecilia</text:p>
          </table:table-cell>
          <table:table-cell table:formula="of:=[.A67]&amp;&quot;&amp; &quot;&amp;[.C67]&amp;&quot;&amp; &quot;&amp;[.D67]&amp;&quot;&amp; &quot;&amp;[.E67]&amp;&quot;&amp; &quot;&amp;[.F67]&amp;&quot;&amp; &quot;&amp;[.G67]&amp;&quot;&amp; &quot;&amp;[.H67]&amp;&quot;\par &quot;&amp;[.I67]&amp;&quot;\\ &quot;" office:value-type="string" office:string-value="&amp; 15&amp; Sabtu&amp; Ef. 1:15-23,Mzm. 8:2-3a,4-5,6-7,Luk. 12:8-12,Sir. 24:1-22,&amp; Rosario&amp; Joglo Lawas&amp; Supriadi, Cornelius\par Tri Susilowati, Caecilia\\ " calcext:value-type="string">
            <text:p>&amp; 15&amp; Sabtu&amp; Ef. 1:15-23,Mzm. 8:2-3a,4-5,6-7,Luk. 12:8-12,Sir. 24:1-22,&amp; Rosario&amp; Joglo Lawas&amp; Supriadi, Cornelius\par Tri Susilowati, Caecilia\\ </text:p>
          </table:table-cell>
          <table:table-cell table:formula="of:=IF([.A68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VLOOKUP(WEEKDAY(DATE(2016;[.B68];[.C68]));[.$M$1:.$N$7];2)" office:value-type="string" office:string-value="Minggu" calcext:value-type="string">
            <text:p>Minggu</text:p>
          </table:table-cell>
          <table:table-cell office:value-type="string" calcext:value-type="string">
            <text:p>Kel. 17:8-13,Mzm. 121:1-2,3-4,5-6,7-8,2Tim. 3:14-4:2,Luk. 18:1-8,Sir. 26:1-4,9-18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Jatiningsih, Yulia</text:p>
          </table:table-cell>
          <table:table-cell office:value-type="string" calcext:value-type="string">
            <text:p>Nanik Ismarjati, Maria Theresia</text:p>
          </table:table-cell>
          <table:table-cell table:formula="of:=[.A68]&amp;&quot;&amp; &quot;&amp;[.C68]&amp;&quot;&amp; &quot;&amp;[.D68]&amp;&quot;&amp; &quot;&amp;[.E68]&amp;&quot;&amp; &quot;&amp;[.F68]&amp;&quot;&amp; &quot;&amp;[.G68]&amp;&quot;&amp; &quot;&amp;[.H68]&amp;&quot;\par &quot;&amp;[.I68]&amp;&quot;\\ &quot;" office:value-type="string" office:string-value="&amp; 16&amp; Minggu&amp; Kel. 17:8-13,Mzm. 121:1-2,3-4,5-6,7-8,2Tim. 3:14-4:2,Luk. 18:1-8,Sir. 26:1-4,9-18,&amp; Rosario&amp; Joglo Lawas&amp; Jatiningsih, Yulia\par Nanik Ismarjati, Maria Theresia\\ " calcext:value-type="string">
            <text:p>&amp; 16&amp; Minggu&amp; Kel. 17:8-13,Mzm. 121:1-2,3-4,5-6,7-8,2Tim. 3:14-4:2,Luk. 18:1-8,Sir. 26:1-4,9-18,&amp; Rosario&amp; Joglo Lawas&amp; Jatiningsih, Yulia\par Nanik Ismarjati, Maria Theresia\\ </text:p>
          </table:table-cell>
          <table:table-cell table:formula="of:=IF([.A69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VLOOKUP(WEEKDAY(DATE(2016;[.B69];[.C69]));[.$M$1:.$N$7];2)" office:value-type="string" office:string-value="Senin" calcext:value-type="string">
            <text:p>Senin</text:p>
          </table:table-cell>
          <table:table-cell office:value-type="string" calcext:value-type="string">
            <text:p>Ef. 2:1-10,Mzm. 100:2,3,4,5,Luk. 12: 13-21,Sir. 27:22-28:7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Sode Muda, Maria</text:p>
          </table:table-cell>
          <table:table-cell office:value-type="string" calcext:value-type="string">
            <text:p>Sri Utami Chrisssumiwi, Margareta Maria</text:p>
          </table:table-cell>
          <table:table-cell table:formula="of:=[.A69]&amp;&quot;&amp; &quot;&amp;[.C69]&amp;&quot;&amp; &quot;&amp;[.D69]&amp;&quot;&amp; &quot;&amp;[.E69]&amp;&quot;&amp; &quot;&amp;[.F69]&amp;&quot;&amp; &quot;&amp;[.G69]&amp;&quot;&amp; &quot;&amp;[.H69]&amp;&quot;\par &quot;&amp;[.I69]&amp;&quot;\\ &quot;" office:value-type="string" office:string-value="&amp; 17&amp; Senin&amp; Ef. 2:1-10,Mzm. 100:2,3,4,5,Luk. 12: 13-21,Sir. 27:22-28:7,&amp; Rosario&amp; Joglo Lawas&amp; Sode Muda, Maria\par Sri Utami Chrisssumiwi, Margareta Maria\\ " calcext:value-type="string">
            <text:p>&amp; 17&amp; Senin&amp; Ef. 2:1-10,Mzm. 100:2,3,4,5,Luk. 12: 13-21,Sir. 27:22-28:7,&amp; Rosario&amp; Joglo Lawas&amp; Sode Muda, Maria\par Sri Utami Chrisssumiwi, Margareta Maria\\ </text:p>
          </table:table-cell>
          <table:table-cell table:formula="of:=IF([.A70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VLOOKUP(WEEKDAY(DATE(2016;[.B70];[.C70]));[.$M$1:.$N$7];2)" office:value-type="string" office:string-value="Selasa" calcext:value-type="string">
            <text:p>Selasa</text:p>
          </table:table-cell>
          <table:table-cell office:value-type="string" calcext:value-type="string">
            <text:p>2Tim. 4:10-17b,Mzm. 145:10-11,12-13ab,17-18,Luk. 10:1-9,Kis. 9:27-31; 11:19-26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Setya Prihatiningtyas, Chatarina</text:p>
          </table:table-cell>
          <table:table-cell office:value-type="string" calcext:value-type="string">
            <text:p>Sandi Ignatius</text:p>
          </table:table-cell>
          <table:table-cell table:formula="of:=[.A70]&amp;&quot;&amp; &quot;&amp;[.C70]&amp;&quot;&amp; &quot;&amp;[.D70]&amp;&quot;&amp; &quot;&amp;[.E70]&amp;&quot;&amp; &quot;&amp;[.F70]&amp;&quot;&amp; &quot;&amp;[.G70]&amp;&quot;&amp; &quot;&amp;[.H70]&amp;&quot;\par &quot;&amp;[.I70]&amp;&quot;\\ &quot;" office:value-type="string" office:string-value="&amp; 18&amp; Selasa&amp; 2Tim. 4:10-17b,Mzm. 145:10-11,12-13ab,17-18,Luk. 10:1-9,Kis. 9:27-31; 11:19-26,&amp; Rosario&amp; Joglo Lawas&amp; Setya Prihatiningtyas, Chatarina\par Sandi Ignatius\\ " calcext:value-type="string">
            <text:p>&amp; 18&amp; Selasa&amp; 2Tim. 4:10-17b,Mzm. 145:10-11,12-13ab,17-18,Luk. 10:1-9,Kis. 9:27-31; 11:19-26,&amp; Rosario&amp; Joglo Lawas&amp; Setya Prihatiningtyas, Chatarina\par Sandi Ignatius\\ </text:p>
          </table:table-cell>
          <table:table-cell table:formula="of:=IF([.A71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VLOOKUP(WEEKDAY(DATE(2016;[.B71];[.C71]));[.$M$1:.$N$7];2)" office:value-type="string" office:string-value="Rabu" calcext:value-type="string">
            <text:p>Rabu</text:p>
          </table:table-cell>
          <table:table-cell office:value-type="string" calcext:value-type="string">
            <text:p>Ef. 3:2-12,Yes. 12:2-3,4bcd,5-6,Luk. 12:39-48,Sir. 35:1-17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Zeli Puspitasari, R</text:p>
          </table:table-cell>
          <table:table-cell office:value-type="string" calcext:value-type="string">
            <text:p>Aloysius Lamakey</text:p>
          </table:table-cell>
          <table:table-cell table:formula="of:=[.A71]&amp;&quot;&amp; &quot;&amp;[.C71]&amp;&quot;&amp; &quot;&amp;[.D71]&amp;&quot;&amp; &quot;&amp;[.E71]&amp;&quot;&amp; &quot;&amp;[.F71]&amp;&quot;&amp; &quot;&amp;[.G71]&amp;&quot;&amp; &quot;&amp;[.H71]&amp;&quot;\par &quot;&amp;[.I71]&amp;&quot;\\ &quot;" office:value-type="string" office:string-value="&amp; 19&amp; Rabu&amp; Ef. 3:2-12,Yes. 12:2-3,4bcd,5-6,Luk. 12:39-48,Sir. 35:1-17,&amp; Rosario&amp; Joglo Lawas&amp; Zeli Puspitasari, R\par Aloysius Lamakey\\ " calcext:value-type="string">
            <text:p>&amp; 19&amp; Rabu&amp; Ef. 3:2-12,Yes. 12:2-3,4bcd,5-6,Luk. 12:39-48,Sir. 35:1-17,&amp; Rosario&amp; Joglo Lawas&amp; Zeli Puspitasari, R\par Aloysius Lamakey\\ </text:p>
          </table:table-cell>
          <table:table-cell table:formula="of:=IF([.A72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VLOOKUP(WEEKDAY(DATE(2016;[.B72];[.C72]));[.$M$1:.$N$7];2)" office:value-type="string" office:string-value="Kamis" calcext:value-type="string">
            <text:p>Kamis</text:p>
          </table:table-cell>
          <table:table-cell office:value-type="string" calcext:value-type="string">
            <text:p>Ef. 3:14-21,Mzm. 33:1-2,4-5,11-12,18-19,Luk. 12:49-53,Sir. 38:24-39:11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C. Triyono</text:p>
          </table:table-cell>
          <table:table-cell office:value-type="string" calcext:value-type="string">
            <text:p>Sode Muda, Maria</text:p>
          </table:table-cell>
          <table:table-cell table:formula="of:=[.A72]&amp;&quot;&amp; &quot;&amp;[.C72]&amp;&quot;&amp; &quot;&amp;[.D72]&amp;&quot;&amp; &quot;&amp;[.E72]&amp;&quot;&amp; &quot;&amp;[.F72]&amp;&quot;&amp; &quot;&amp;[.G72]&amp;&quot;&amp; &quot;&amp;[.H72]&amp;&quot;\par &quot;&amp;[.I72]&amp;&quot;\\ &quot;" office:value-type="string" office:string-value="&amp; 20&amp; Kamis&amp; Ef. 3:14-21,Mzm. 33:1-2,4-5,11-12,18-19,Luk. 12:49-53,Sir. 38:24-39:11,&amp; Rosario&amp; Joglo Lawas&amp; C. Triyono\par Sode Muda, Maria\\ " calcext:value-type="string">
            <text:p>&amp; 20&amp; Kamis&amp; Ef. 3:14-21,Mzm. 33:1-2,4-5,11-12,18-19,Luk. 12:49-53,Sir. 38:24-39:11,&amp; Rosario&amp; Joglo Lawas&amp; C. Triyono\par Sode Muda, Maria\\ </text:p>
          </table:table-cell>
          <table:table-cell table:formula="of:=IF([.A73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VLOOKUP(WEEKDAY(DATE(2016;[.B73];[.C73]));[.$M$1:.$N$7];2)" office:value-type="string" office:string-value="Jumat" calcext:value-type="string">
            <text:p>Jumat</text:p>
          </table:table-cell>
          <table:table-cell office:value-type="string" calcext:value-type="string">
            <text:p>Ef. 4:1-6,Mzm. 24:1-2,3-4ab,5-6,Luk. 12:54-59,Sir. 42:15-25; 43:27-33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Sri Supriyati, Anastasia</text:p>
          </table:table-cell>
          <table:table-cell office:value-type="string" calcext:value-type="string">
            <text:p>Jatiningsih, Yulia</text:p>
          </table:table-cell>
          <table:table-cell table:formula="of:=[.A73]&amp;&quot;&amp; &quot;&amp;[.C73]&amp;&quot;&amp; &quot;&amp;[.D73]&amp;&quot;&amp; &quot;&amp;[.E73]&amp;&quot;&amp; &quot;&amp;[.F73]&amp;&quot;&amp; &quot;&amp;[.G73]&amp;&quot;&amp; &quot;&amp;[.H73]&amp;&quot;\par &quot;&amp;[.I73]&amp;&quot;\\ &quot;" office:value-type="string" office:string-value="&amp; 21&amp; Jumat&amp; Ef. 4:1-6,Mzm. 24:1-2,3-4ab,5-6,Luk. 12:54-59,Sir. 42:15-25; 43:27-33,&amp; Rosario&amp; Joglo Lawas&amp; Sri Supriyati, Anastasia\par Jatiningsih, Yulia\\ " calcext:value-type="string">
            <text:p>&amp; 21&amp; Jumat&amp; Ef. 4:1-6,Mzm. 24:1-2,3-4ab,5-6,Luk. 12:54-59,Sir. 42:15-25; 43:27-33,&amp; Rosario&amp; Joglo Lawas&amp; Sri Supriyati, Anastasia\par Jatiningsih, Yulia\\ </text:p>
          </table:table-cell>
          <table:table-cell table:formula="of:=IF([.A74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VLOOKUP(WEEKDAY(DATE(2016;[.B74];[.C74]));[.$M$1:.$N$7];2)" office:value-type="string" office:string-value="Sabtu" calcext:value-type="string">
            <text:p>Sabtu</text:p>
          </table:table-cell>
          <table:table-cell office:value-type="string" calcext:value-type="string">
            <text:p>Ef. 4:7-16,Mzm. 122:1-2,3-4a,4b-5,Luk. 13:1-9,Hab. 2:5-20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Budi Hartuti, Maria Goreti</text:p>
          </table:table-cell>
          <table:table-cell office:value-type="string" calcext:value-type="string">
            <text:p>Prima Ari Setiyani, Theresia</text:p>
          </table:table-cell>
          <table:table-cell table:formula="of:=[.A74]&amp;&quot;&amp; &quot;&amp;[.C74]&amp;&quot;&amp; &quot;&amp;[.D74]&amp;&quot;&amp; &quot;&amp;[.E74]&amp;&quot;&amp; &quot;&amp;[.F74]&amp;&quot;&amp; &quot;&amp;[.G74]&amp;&quot;&amp; &quot;&amp;[.H74]&amp;&quot;\par &quot;&amp;[.I74]&amp;&quot;\\ &quot;" office:value-type="string" office:string-value="&amp; 22&amp; Sabtu&amp; Ef. 4:7-16,Mzm. 122:1-2,3-4a,4b-5,Luk. 13:1-9,Hab. 2:5-20,&amp; Rosario&amp; Joglo Lawas&amp; Budi Hartuti, Maria Goreti\par Prima Ari Setiyani, Theresia\\ " calcext:value-type="string">
            <text:p>&amp; 22&amp; Sabtu&amp; Ef. 4:7-16,Mzm. 122:1-2,3-4a,4b-5,Luk. 13:1-9,Hab. 2:5-20,&amp; Rosario&amp; Joglo Lawas&amp; Budi Hartuti, Maria Goreti\par Prima Ari Setiyani, Theresia\\ </text:p>
          </table:table-cell>
          <table:table-cell table:formula="of:=IF([.A75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formula="of:=VLOOKUP(WEEKDAY(DATE(2016;[.B75];[.C75]));[.$M$1:.$N$7];2)" office:value-type="string" office:string-value="Minggu" calcext:value-type="string">
            <text:p>Minggu</text:p>
          </table:table-cell>
          <table:table-cell office:value-type="string" calcext:value-type="string">
            <text:p>Sir. 35:12-14,16-18,Mzm. 34:2-3,17-18,19,23,2Tim. 4:6-8,16-18,Luk. 18:9-14,Keb. 1:1-15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Sukarmi, Agnes</text:p>
          </table:table-cell>
          <table:table-cell office:value-type="string" calcext:value-type="string">
            <text:p>Lamakey Maria Anastasia Bare</text:p>
          </table:table-cell>
          <table:table-cell table:formula="of:=[.A75]&amp;&quot;&amp; &quot;&amp;[.C75]&amp;&quot;&amp; &quot;&amp;[.D75]&amp;&quot;&amp; &quot;&amp;[.E75]&amp;&quot;&amp; &quot;&amp;[.F75]&amp;&quot;&amp; &quot;&amp;[.G75]&amp;&quot;&amp; &quot;&amp;[.H75]&amp;&quot;\par &quot;&amp;[.I75]&amp;&quot;\\ &quot;" office:value-type="string" office:string-value="&amp; 23&amp; Minggu&amp; Sir. 35:12-14,16-18,Mzm. 34:2-3,17-18,19,23,2Tim. 4:6-8,16-18,Luk. 18:9-14,Keb. 1:1-15,&amp; Rosario&amp; Joglo Lawas&amp; Sukarmi, Agnes\par Lamakey Maria Anastasia Bare\\ " calcext:value-type="string">
            <text:p>&amp; 23&amp; Minggu&amp; Sir. 35:12-14,16-18,Mzm. 34:2-3,17-18,19,23,2Tim. 4:6-8,16-18,Luk. 18:9-14,Keb. 1:1-15,&amp; Rosario&amp; Joglo Lawas&amp; Sukarmi, Agnes\par Lamakey Maria Anastasia Bare\\ </text:p>
          </table:table-cell>
          <table:table-cell table:formula="of:=IF([.A76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VLOOKUP(WEEKDAY(DATE(2016;[.B76];[.C76]));[.$M$1:.$N$7];2)" office:value-type="string" office:string-value="Senin" calcext:value-type="string">
            <text:p>Senin</text:p>
          </table:table-cell>
          <table:table-cell office:value-type="string" calcext:value-type="string">
            <text:p>Ef. 4:32-5:8,Mzm. 1:1-2,3,4,6,Luk. 13:10-17,Keb. 1:16-2:24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Tri Tutwuri, Kristina</text:p>
          </table:table-cell>
          <table:table-cell office:value-type="string" calcext:value-type="string">
            <text:p>Djoko Marsito, Yohanes</text:p>
          </table:table-cell>
          <table:table-cell table:formula="of:=[.A76]&amp;&quot;&amp; &quot;&amp;[.C76]&amp;&quot;&amp; &quot;&amp;[.D76]&amp;&quot;&amp; &quot;&amp;[.E76]&amp;&quot;&amp; &quot;&amp;[.F76]&amp;&quot;&amp; &quot;&amp;[.G76]&amp;&quot;&amp; &quot;&amp;[.H76]&amp;&quot;\par &quot;&amp;[.I76]&amp;&quot;\\ &quot;" office:value-type="string" office:string-value="&amp; 24&amp; Senin&amp; Ef. 4:32-5:8,Mzm. 1:1-2,3,4,6,Luk. 13:10-17,Keb. 1:16-2:24,&amp; Rosario&amp; Joglo Lawas&amp; Tri Tutwuri, Kristina\par Djoko Marsito, Yohanes\\ " calcext:value-type="string">
            <text:p>&amp; 24&amp; Senin&amp; Ef. 4:32-5:8,Mzm. 1:1-2,3,4,6,Luk. 13:10-17,Keb. 1:16-2:24,&amp; Rosario&amp; Joglo Lawas&amp; Tri Tutwuri, Kristina\par Djoko Marsito, Yohanes\\ </text:p>
          </table:table-cell>
          <table:table-cell table:formula="of:=IF([.A77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VLOOKUP(WEEKDAY(DATE(2016;[.B77];[.C77]));[.$M$1:.$N$7];2)" office:value-type="string" office:string-value="Selasa" calcext:value-type="string">
            <text:p>Selasa</text:p>
          </table:table-cell>
          <table:table-cell office:value-type="string" calcext:value-type="string">
            <text:p>Ef. 5:21-33,Mzm. 128:1-2,3,4-5,Luk. 13:18-21,Keb. 3:1-19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Sandi Ignatius</text:p>
          </table:table-cell>
          <table:table-cell office:value-type="string" calcext:value-type="string">
            <text:p>Pratama Krisna Bayu Aji, Stefanus</text:p>
          </table:table-cell>
          <table:table-cell table:formula="of:=[.A77]&amp;&quot;&amp; &quot;&amp;[.C77]&amp;&quot;&amp; &quot;&amp;[.D77]&amp;&quot;&amp; &quot;&amp;[.E77]&amp;&quot;&amp; &quot;&amp;[.F77]&amp;&quot;&amp; &quot;&amp;[.G77]&amp;&quot;&amp; &quot;&amp;[.H77]&amp;&quot;\par &quot;&amp;[.I77]&amp;&quot;\\ &quot;" office:value-type="string" office:string-value="&amp; 25&amp; Selasa&amp; Ef. 5:21-33,Mzm. 128:1-2,3,4-5,Luk. 13:18-21,Keb. 3:1-19,&amp; Rosario&amp; Joglo Lawas&amp; Sandi Ignatius\par Pratama Krisna Bayu Aji, Stefanus\\ " calcext:value-type="string">
            <text:p>&amp; 25&amp; Selasa&amp; Ef. 5:21-33,Mzm. 128:1-2,3,4-5,Luk. 13:18-21,Keb. 3:1-19,&amp; Rosario&amp; Joglo Lawas&amp; Sandi Ignatius\par Pratama Krisna Bayu Aji, Stefanus\\ </text:p>
          </table:table-cell>
          <table:table-cell table:formula="of:=IF([.A78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formula="of:=VLOOKUP(WEEKDAY(DATE(2016;[.B78];[.C78]));[.$M$1:.$N$7];2)" office:value-type="string" office:string-value="Rabu" calcext:value-type="string">
            <text:p>Rabu</text:p>
          </table:table-cell>
          <table:table-cell office:value-type="string" calcext:value-type="string">
            <text:p>Ef. 6:1-9,Mzm. 145:10-11,12-13ab,13cd-14,Luk. 13:22-30,Keb. 4:1-20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table:number-columns-repeated="2" office:value-type="string" calcext:value-type="string">
            <text:p>Lamakey Maria Antonia Tona</text:p>
          </table:table-cell>
          <table:table-cell table:formula="of:=[.A78]&amp;&quot;&amp; &quot;&amp;[.C78]&amp;&quot;&amp; &quot;&amp;[.D78]&amp;&quot;&amp; &quot;&amp;[.E78]&amp;&quot;&amp; &quot;&amp;[.F78]&amp;&quot;&amp; &quot;&amp;[.G78]&amp;&quot;&amp; &quot;&amp;[.H78]&amp;&quot;\par &quot;&amp;[.I78]&amp;&quot;\\ &quot;" office:value-type="string" office:string-value="&amp; 26&amp; Rabu&amp; Ef. 6:1-9,Mzm. 145:10-11,12-13ab,13cd-14,Luk. 13:22-30,Keb. 4:1-20,&amp; Rosario&amp; Joglo Lawas&amp; Lamakey Maria Antonia Tona\par Lamakey Maria Antonia Tona\\ " calcext:value-type="string">
            <text:p>&amp; 26&amp; Rabu&amp; Ef. 6:1-9,Mzm. 145:10-11,12-13ab,13cd-14,Luk. 13:22-30,Keb. 4:1-20,&amp; Rosario&amp; Joglo Lawas&amp; Lamakey Maria Antonia Tona\par Lamakey Maria Antonia Tona\\ </text:p>
          </table:table-cell>
          <table:table-cell table:formula="of:=IF([.A79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formula="of:=VLOOKUP(WEEKDAY(DATE(2016;[.B79];[.C79]));[.$M$1:.$N$7];2)" office:value-type="string" office:string-value="Kamis" calcext:value-type="string">
            <text:p>Kamis</text:p>
          </table:table-cell>
          <table:table-cell office:value-type="string" calcext:value-type="string">
            <text:p>Ef. 6:10-20,Mzm. 144:1,2,9-10,Luk. 13:31-35,Keb. 5:1-23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Pratama Krisna Bayu Aji, Stefanus</text:p>
          </table:table-cell>
          <table:table-cell office:value-type="string" calcext:value-type="string">
            <text:p>Sudarmadi, Yohanes</text:p>
          </table:table-cell>
          <table:table-cell table:formula="of:=[.A79]&amp;&quot;&amp; &quot;&amp;[.C79]&amp;&quot;&amp; &quot;&amp;[.D79]&amp;&quot;&amp; &quot;&amp;[.E79]&amp;&quot;&amp; &quot;&amp;[.F79]&amp;&quot;&amp; &quot;&amp;[.G79]&amp;&quot;&amp; &quot;&amp;[.H79]&amp;&quot;\par &quot;&amp;[.I79]&amp;&quot;\\ &quot;" office:value-type="string" office:string-value="&amp; 27&amp; Kamis&amp; Ef. 6:10-20,Mzm. 144:1,2,9-10,Luk. 13:31-35,Keb. 5:1-23,&amp; Rosario&amp; Joglo Lawas&amp; Pratama Krisna Bayu Aji, Stefanus\par Sudarmadi, Yohanes\\ " calcext:value-type="string">
            <text:p>&amp; 27&amp; Kamis&amp; Ef. 6:10-20,Mzm. 144:1,2,9-10,Luk. 13:31-35,Keb. 5:1-23,&amp; Rosario&amp; Joglo Lawas&amp; Pratama Krisna Bayu Aji, Stefanus\par Sudarmadi, Yohanes\\ </text:p>
          </table:table-cell>
          <table:table-cell table:formula="of:=IF([.A80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VLOOKUP(WEEKDAY(DATE(2016;[.B80];[.C80]));[.$M$1:.$N$7];2)" office:value-type="string" office:string-value="Jumat" calcext:value-type="string">
            <text:p>Jumat</text:p>
          </table:table-cell>
          <table:table-cell office:value-type="string" calcext:value-type="string">
            <text:p>Ef. 2:19-22,Mzm. 19:2-3,4-5,Luk. 6:12-19,Kis. 5:12-32,1Kor. 1:17-2:5,1Kor. 4:1-16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Chatarina Sukarmi</text:p>
          </table:table-cell>
          <table:table-cell office:value-type="string" calcext:value-type="string">
            <text:p>Djuwarni Anastasia Hedwig</text:p>
          </table:table-cell>
          <table:table-cell table:formula="of:=[.A80]&amp;&quot;&amp; &quot;&amp;[.C80]&amp;&quot;&amp; &quot;&amp;[.D80]&amp;&quot;&amp; &quot;&amp;[.E80]&amp;&quot;&amp; &quot;&amp;[.F80]&amp;&quot;&amp; &quot;&amp;[.G80]&amp;&quot;&amp; &quot;&amp;[.H80]&amp;&quot;\par &quot;&amp;[.I80]&amp;&quot;\\ &quot;" office:value-type="string" office:string-value="&amp; 28&amp; Jumat&amp; Ef. 2:19-22,Mzm. 19:2-3,4-5,Luk. 6:12-19,Kis. 5:12-32,1Kor. 1:17-2:5,1Kor. 4:1-16,&amp; Rosario&amp; Joglo Lawas&amp; Chatarina Sukarmi\par Djuwarni Anastasia Hedwig\\ " calcext:value-type="string">
            <text:p>&amp; 28&amp; Jumat&amp; Ef. 2:19-22,Mzm. 19:2-3,4-5,Luk. 6:12-19,Kis. 5:12-32,1Kor. 1:17-2:5,1Kor. 4:1-16,&amp; Rosario&amp; Joglo Lawas&amp; Chatarina Sukarmi\par Djuwarni Anastasia Hedwig\\ </text:p>
          </table:table-cell>
          <table:table-cell table:formula="of:=IF([.A81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formula="of:=VLOOKUP(WEEKDAY(DATE(2016;[.B81];[.C81]));[.$M$1:.$N$7];2)" office:value-type="string" office:string-value="Sabtu" calcext:value-type="string">
            <text:p>Sabtu</text:p>
          </table:table-cell>
          <table:table-cell office:value-type="string" calcext:value-type="string">
            <text:p>Flp. 1:18b-26,Mzm. 42:2,3,5bcd,Luk. 14:1,7-11,Keb. 7:15-30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Sode Muda Valentia, Elenora</text:p>
          </table:table-cell>
          <table:table-cell office:value-type="string" calcext:value-type="string">
            <text:p>Arie Wibowo S, FX</text:p>
          </table:table-cell>
          <table:table-cell table:formula="of:=[.A81]&amp;&quot;&amp; &quot;&amp;[.C81]&amp;&quot;&amp; &quot;&amp;[.D81]&amp;&quot;&amp; &quot;&amp;[.E81]&amp;&quot;&amp; &quot;&amp;[.F81]&amp;&quot;&amp; &quot;&amp;[.G81]&amp;&quot;&amp; &quot;&amp;[.H81]&amp;&quot;\par &quot;&amp;[.I81]&amp;&quot;\\ &quot;" office:value-type="string" office:string-value="&amp; 29&amp; Sabtu&amp; Flp. 1:18b-26,Mzm. 42:2,3,5bcd,Luk. 14:1,7-11,Keb. 7:15-30,&amp; Rosario&amp; Joglo Lawas&amp; Sode Muda Valentia, Elenora\par Arie Wibowo S, FX\\ " calcext:value-type="string">
            <text:p>&amp; 29&amp; Sabtu&amp; Flp. 1:18b-26,Mzm. 42:2,3,5bcd,Luk. 14:1,7-11,Keb. 7:15-30,&amp; Rosario&amp; Joglo Lawas&amp; Sode Muda Valentia, Elenora\par Arie Wibowo S, FX\\ </text:p>
          </table:table-cell>
          <table:table-cell table:formula="of:=IF([.A82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VLOOKUP(WEEKDAY(DATE(2016;[.B82];[.C82]));[.$M$1:.$N$7];2)" office:value-type="string" office:string-value="Minggu" calcext:value-type="string">
            <text:p>Minggu</text:p>
          </table:table-cell>
          <table:table-cell office:value-type="string" calcext:value-type="string">
            <text:p>Keb. 11:22-12:2,Mzm. 145:1-2,8-9,10-11,13cd-14,2Tes. 1:11-2:2,Luk. 19:1-10,Keb. 8:1-21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Djuwarni Anastasia Hedwig</text:p>
          </table:table-cell>
          <table:table-cell office:value-type="string" calcext:value-type="string">
            <text:p>Supriadi, Cornelius</text:p>
          </table:table-cell>
          <table:table-cell table:formula="of:=[.A82]&amp;&quot;&amp; &quot;&amp;[.C82]&amp;&quot;&amp; &quot;&amp;[.D82]&amp;&quot;&amp; &quot;&amp;[.E82]&amp;&quot;&amp; &quot;&amp;[.F82]&amp;&quot;&amp; &quot;&amp;[.G82]&amp;&quot;&amp; &quot;&amp;[.H82]&amp;&quot;\par &quot;&amp;[.I82]&amp;&quot;\\ &quot;" office:value-type="string" office:string-value="&amp; 30&amp; Minggu&amp; Keb. 11:22-12:2,Mzm. 145:1-2,8-9,10-11,13cd-14,2Tes. 1:11-2:2,Luk. 19:1-10,Keb. 8:1-21,&amp; Rosario&amp; Joglo Lawas&amp; Djuwarni Anastasia Hedwig\par Supriadi, Cornelius\\ " calcext:value-type="string">
            <text:p>&amp; 30&amp; Minggu&amp; Keb. 11:22-12:2,Mzm. 145:1-2,8-9,10-11,13cd-14,2Tes. 1:11-2:2,Luk. 19:1-10,Keb. 8:1-21,&amp; Rosario&amp; Joglo Lawas&amp; Djuwarni Anastasia Hedwig\par Supriadi, Cornelius\\ </text:p>
          </table:table-cell>
          <table:table-cell table:formula="of:=IF([.A83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formula="of:=VLOOKUP(WEEKDAY(DATE(2016;[.B83];[.C83]));[.$M$1:.$N$7];2)" office:value-type="string" office:string-value="Senin" calcext:value-type="string">
            <text:p>Senin</text:p>
          </table:table-cell>
          <table:table-cell office:value-type="string" calcext:value-type="string">
            <text:p>Flp. 2:1-4,Mzm. 131:1,2,3,Luk. 14:12-14,Keb. 9:1-18,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Djoko Marsito, Yohanes</text:p>
          </table:table-cell>
          <table:table-cell office:value-type="string" calcext:value-type="string">
            <text:p>Anton Supriyana</text:p>
          </table:table-cell>
          <table:table-cell table:formula="of:=[.A83]&amp;&quot;&amp; &quot;&amp;[.C83]&amp;&quot;&amp; &quot;&amp;[.D83]&amp;&quot;&amp; &quot;&amp;[.E83]&amp;&quot;&amp; &quot;&amp;[.F83]&amp;&quot;&amp; &quot;&amp;[.G83]&amp;&quot;&amp; &quot;&amp;[.H83]&amp;&quot;\par &quot;&amp;[.I83]&amp;&quot;\\ &quot;" office:value-type="string" office:string-value="&amp; 31&amp; Senin&amp; Flp. 2:1-4,Mzm. 131:1,2,3,Luk. 14:12-14,Keb. 9:1-18,&amp; Rosario&amp; Joglo Lawas&amp; Djoko Marsito, Yohanes\par Anton Supriyana\\ " calcext:value-type="string">
            <text:p>&amp; 31&amp; Senin&amp; Flp. 2:1-4,Mzm. 131:1,2,3,Luk. 14:12-14,Keb. 9:1-18,&amp; Rosario&amp; Joglo Lawas&amp; Djoko Marsito, Yohanes\par Anton Supriyana\\ </text:p>
          </table:table-cell>
          <table:table-cell table:formula="of:=IF([.A84]&lt;&gt;&quot;&quot;;&quot;\hline&quot;;&quot;\cline{2-7}&quot;)" office:value-type="string" office:string-value="\hline" calcext:value-type="string">
            <text:p>\h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VLOOKUP(WEEKDAY(DATE(2016;[.B84];[.C84]));[.$M$1:.$N$7];2)" office:value-type="string" office:string-value="Kamis" calcext:value-type="string">
            <text:p>Kamis</text:p>
          </table:table-cell>
          <table:table-cell office:value-type="string" calcext:value-type="string">
            <text:p>Mzm. 146:7,8-9a,9bc-10,Luk. 17:20-25,2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Andreas Keso Muda</text:p>
          </table:table-cell>
          <table:table-cell office:value-type="string" calcext:value-type="string">
            <text:p>Suyanto, Yohanes</text:p>
          </table:table-cell>
          <table:table-cell table:formula="of:=[.A84]&amp;&quot;&amp; &quot;&amp;[.C84]&amp;&quot;&amp; &quot;&amp;[.D84]&amp;&quot;&amp; &quot;&amp;[.E84]&amp;&quot;&amp; &quot;&amp;[.F84]&amp;&quot;&amp; &quot;&amp;[.G84]&amp;&quot;&amp; &quot;&amp;[.H84]&amp;&quot;\par &quot;&amp;[.I84]&amp;&quot;\\ &quot;" office:value-type="string" office:string-value="November&amp; 10&amp; Kamis&amp; Mzm. 146:7,8-9a,9bc-10,Luk. 17:20-25,2&amp; Doa Lingkungan&amp; Neo Suradi&amp; Andreas Keso Muda\par Suyanto, Yohanes\\ " calcext:value-type="string">
            <text:p>November&amp; 10&amp; Kamis&amp; Mzm. 146:7,8-9a,9bc-10,Luk. 17:20-25,2&amp; Doa Lingkungan&amp; Neo Suradi&amp; Andreas Keso Muda\par Suyanto, Yohanes\\ </text:p>
          </table:table-cell>
          <table:table-cell table:formula="of:=IF([.A85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formula="of:=VLOOKUP(WEEKDAY(DATE(2016;[.B85];[.C85]));[.$M$1:.$N$7];2)" office:value-type="string" office:string-value="Kamis" calcext:value-type="string">
            <text:p>Kamis</text:p>
          </table:table-cell>
          <table:table-cell office:value-type="string" calcext:value-type="string">
            <text:p>Why. 18:1-2,21-23; 19:1-3,9a,Mzm. 100:2,3,4,5,Luk. 21:20-28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C. Supriyadi</text:p>
          </table:table-cell>
          <table:table-cell office:value-type="string" calcext:value-type="string">
            <text:p>Prima Ari Setiyani, Theresia</text:p>
          </table:table-cell>
          <table:table-cell office:value-type="string" calcext:value-type="string">
            <text:p>Agnes Sukarmi</text:p>
          </table:table-cell>
          <table:table-cell table:formula="of:=[.A85]&amp;&quot;&amp; &quot;&amp;[.C85]&amp;&quot;&amp; &quot;&amp;[.D85]&amp;&quot;&amp; &quot;&amp;[.E85]&amp;&quot;&amp; &quot;&amp;[.F85]&amp;&quot;&amp; &quot;&amp;[.G85]&amp;&quot;&amp; &quot;&amp;[.H85]&amp;&quot;\par &quot;&amp;[.I85]&amp;&quot;\\ &quot;" office:value-type="string" office:string-value="&amp; 24&amp; Kamis&amp; Why. 18:1-2,21-23; 19:1-3,9a,Mzm. 100:2,3,4,5,Luk. 21:20-28&amp; Doa Lingkungan&amp; C. Supriyadi&amp; Prima Ari Setiyani, Theresia\par Agnes Sukarmi\\ " calcext:value-type="string">
            <text:p>&amp; 24&amp; Kamis&amp; Why. 18:1-2,21-23; 19:1-3,9a,Mzm. 100:2,3,4,5,Luk. 21:20-28&amp; Doa Lingkungan&amp; C. Supriyadi&amp; Prima Ari Setiyani, Theresia\par Agnes Sukarmi\\ </text:p>
          </table:table-cell>
          <table:table-cell table:formula="of:=IF([.A86]&lt;&gt;&quot;&quot;;&quot;\hline&quot;;&quot;\cline{2-7}&quot;)" office:value-type="string" office:string-value="\hline" calcext:value-type="string">
            <text:p>\h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mb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VLOOKUP(WEEKDAY(DATE(2016;[.B86];[.C86]));[.$M$1:.$N$7];2)" office:value-type="string" office:string-value="Kamis" calcext:value-type="string">
            <text:p>Kamis</text:p>
          </table:table-cell>
          <table:table-cell office:value-type="string" calcext:value-type="string">
            <text:p>Yes. 26:1-6,Mzm. 118:1,8-9,19-21,25-27a,Mat. 7:21,24-27</text:p>
          </table:table-cell>
          <table:table-cell office:value-type="string" calcext:value-type="string">
            <text:p>Adven I</text:p>
          </table:table-cell>
          <table:table-cell office:value-type="string" calcext:value-type="string">
            <text:p>FX Sularto</text:p>
          </table:table-cell>
          <table:table-cell office:value-type="string" calcext:value-type="string">
            <text:p>Tim</text:p>
          </table:table-cell>
          <table:table-cell/>
          <table:table-cell table:formula="of:=[.A86]&amp;&quot;&amp; &quot;&amp;[.C86]&amp;&quot;&amp; &quot;&amp;[.D86]&amp;&quot;&amp; &quot;&amp;[.E86]&amp;&quot;&amp; &quot;&amp;[.F86]&amp;&quot;&amp; &quot;&amp;[.G86]&amp;&quot;&amp; &quot;&amp;[.H86]&amp;&quot;\par &quot;&amp;[.I86]&amp;&quot;\\ &quot;" office:value-type="string" office:string-value="Desember&amp; 1&amp; Kamis&amp; Yes. 26:1-6,Mzm. 118:1,8-9,19-21,25-27a,Mat. 7:21,24-27&amp; Adven I&amp; FX Sularto&amp; Tim\par \\ " calcext:value-type="string">
            <text:p>Desember&amp; 1&amp; Kamis&amp; Yes. 26:1-6,Mzm. 118:1,8-9,19-21,25-27a,Mat. 7:21,24-27&amp; Adven I&amp; FX Sularto&amp; Tim\par \\ </text:p>
          </table:table-cell>
          <table:table-cell table:formula="of:=IF([.A87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VLOOKUP(WEEKDAY(DATE(2016;[.B87];[.C87]));[.$M$1:.$N$7];2)" office:value-type="string" office:string-value="Kamis" calcext:value-type="string">
            <text:p>Kamis</text:p>
          </table:table-cell>
          <table:table-cell office:value-type="string" calcext:value-type="string">
            <text:p>Kej. 3:9-15,20,Mzm. 98:1,2-3ab,3bc-4,Ef. 1:3-6,11-12,Luk. 1:26-38</text:p>
          </table:table-cell>
          <table:table-cell office:value-type="string" calcext:value-type="string">
            <text:p>Adven I</text:p>
          </table:table-cell>
          <table:table-cell office:value-type="string" calcext:value-type="string">
            <text:p>FX Sularto</text:p>
          </table:table-cell>
          <table:table-cell office:value-type="string" calcext:value-type="string">
            <text:p>Tim</text:p>
          </table:table-cell>
          <table:table-cell/>
          <table:table-cell table:formula="of:=[.A87]&amp;&quot;&amp; &quot;&amp;[.C87]&amp;&quot;&amp; &quot;&amp;[.D87]&amp;&quot;&amp; &quot;&amp;[.E87]&amp;&quot;&amp; &quot;&amp;[.F87]&amp;&quot;&amp; &quot;&amp;[.G87]&amp;&quot;&amp; &quot;&amp;[.H87]&amp;&quot;\par &quot;&amp;[.I87]&amp;&quot;\\ &quot;" office:value-type="string" office:string-value="&amp; 8&amp; Kamis&amp; Kej. 3:9-15,20,Mzm. 98:1,2-3ab,3bc-4,Ef. 1:3-6,11-12,Luk. 1:26-38&amp; Adven I&amp; FX Sularto&amp; Tim\par \\ " calcext:value-type="string">
            <text:p>&amp; 8&amp; Kamis&amp; Kej. 3:9-15,20,Mzm. 98:1,2-3ab,3bc-4,Ef. 1:3-6,11-12,Luk. 1:26-38&amp; Adven I&amp; FX Sularto&amp; Tim\par \\ </text:p>
          </table:table-cell>
          <table:table-cell table:formula="of:=IF([.A88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VLOOKUP(WEEKDAY(DATE(2016;[.B88];[.C88]));[.$M$1:.$N$7];2)" office:value-type="string" office:string-value="Kamis" calcext:value-type="string">
            <text:p>Kamis</text:p>
          </table:table-cell>
          <table:table-cell office:value-type="string" calcext:value-type="string">
            <text:p>Yes. 54:1-10,Mzm. 30:2,4,5-6,11-12a,13b,Luk. 7:24-30</text:p>
          </table:table-cell>
          <table:table-cell office:value-type="string" calcext:value-type="string">
            <text:p>Adven I</text:p>
          </table:table-cell>
          <table:table-cell office:value-type="string" calcext:value-type="string">
            <text:p>FX Sularto</text:p>
          </table:table-cell>
          <table:table-cell office:value-type="string" calcext:value-type="string">
            <text:p>Tim</text:p>
          </table:table-cell>
          <table:table-cell/>
          <table:table-cell table:formula="of:=[.A88]&amp;&quot;&amp; &quot;&amp;[.C88]&amp;&quot;&amp; &quot;&amp;[.D88]&amp;&quot;&amp; &quot;&amp;[.E88]&amp;&quot;&amp; &quot;&amp;[.F88]&amp;&quot;&amp; &quot;&amp;[.G88]&amp;&quot;&amp; &quot;&amp;[.H88]&amp;&quot;\par &quot;&amp;[.I88]&amp;&quot;\\ &quot;" office:value-type="string" office:string-value="&amp; 15&amp; Kamis&amp; Yes. 54:1-10,Mzm. 30:2,4,5-6,11-12a,13b,Luk. 7:24-30&amp; Adven I&amp; FX Sularto&amp; Tim\par \\ " calcext:value-type="string">
            <text:p>&amp; 15&amp; Kamis&amp; Yes. 54:1-10,Mzm. 30:2,4,5-6,11-12a,13b,Luk. 7:24-30&amp; Adven I&amp; FX Sularto&amp; Tim\par \\ </text:p>
          </table:table-cell>
          <table:table-cell table:formula="of:=IF([.A89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formula="of:=VLOOKUP(WEEKDAY(DATE(2016;[.B89];[.C89]));[.$M$1:.$N$7];2)" office:value-type="string" office:string-value="Kamis" calcext:value-type="string">
            <text:p>Kamis</text:p>
          </table:table-cell>
          <table:table-cell office:value-type="string" calcext:value-type="string">
            <text:p>1Sam. 1:24-28,1Sam. 2:1,4-5,6-7,8abcd,Luk. 1:46-56</text:p>
          </table:table-cell>
          <table:table-cell office:value-type="string" calcext:value-type="string">
            <text:p>Adven I</text:p>
          </table:table-cell>
          <table:table-cell office:value-type="string" calcext:value-type="string">
            <text:p>FX Sularto</text:p>
          </table:table-cell>
          <table:table-cell office:value-type="string" calcext:value-type="string">
            <text:p>Tim</text:p>
          </table:table-cell>
          <table:table-cell/>
          <table:table-cell table:formula="of:=[.A89]&amp;&quot;&amp; &quot;&amp;[.C89]&amp;&quot;&amp; &quot;&amp;[.D89]&amp;&quot;&amp; &quot;&amp;[.E89]&amp;&quot;&amp; &quot;&amp;[.F89]&amp;&quot;&amp; &quot;&amp;[.G89]&amp;&quot;&amp; &quot;&amp;[.H89]&amp;&quot;\par &quot;&amp;[.I89]&amp;&quot;\\ &quot;" office:value-type="string" office:string-value="&amp; 22&amp; Kamis&amp; 1Sam. 1:24-28,1Sam. 2:1,4-5,6-7,8abcd,Luk. 1:46-56&amp; Adven I&amp; FX Sularto&amp; Tim\par \\ " calcext:value-type="string">
            <text:p>&amp; 22&amp; Kamis&amp; 1Sam. 1:24-28,1Sam. 2:1,4-5,6-7,8abcd,Luk. 1:46-56&amp; Adven I&amp; FX Sularto&amp; Tim\par \\ </text:p>
          </table:table-cell>
          <table:table-cell table:formula="of:=IF([.A90]&lt;&gt;&quot;&quot;;&quot;\hline&quot;;&quot;\cline{2-7}&quot;)" office:value-type="string" office:string-value="\hline" calcext:value-type="string">
            <text:p>\h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uar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VLOOKUP(WEEKDAY(DATE(2017;[.B90];[.C90]));[.$M$1:.$N$7];2)" office:value-type="string" office:string-value="Kamis" calcext:value-type="string">
            <text:p>Kamis</text:p>
          </table:table-cell>
          <table:table-cell office:value-type="string" calcext:value-type="string">
            <text:p>1Yoh. 3:11-21, Yoh, 1:43-51</text:p>
          </table:table-cell>
          <table:table-cell office:value-type="string" calcext:value-type="string">
            <text:p>Natalan Lingkungan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Prodiakon</text:p>
          </table:table-cell>
          <table:table-cell office:value-type="string" calcext:value-type="string">
            <text:p>Sode Muda, Maria</text:p>
          </table:table-cell>
          <table:table-cell table:formula="of:=[.A90]&amp;&quot;&amp; &quot;&amp;[.C90]&amp;&quot;&amp; &quot;&amp;[.D90]&amp;&quot;&amp; &quot;&amp;[.E90]&amp;&quot;&amp; &quot;&amp;[.F90]&amp;&quot;&amp; &quot;&amp;[.G90]&amp;&quot;&amp; &quot;&amp;[.H90]&amp;&quot;\par &quot;&amp;[.I90]&amp;&quot;\\ &quot;" office:value-type="string" office:string-value="Januari&amp; 5&amp; Kamis&amp; 1Yoh. 3:11-21, Yoh, 1:43-51&amp; Natalan Lingkungan&amp; Joglo Lawas&amp; Prodiakon\par Sode Muda, Maria\\ " calcext:value-type="string">
            <text:p>Januari&amp; 5&amp; Kamis&amp; 1Yoh. 3:11-21, Yoh, 1:43-51&amp; Natalan Lingkungan&amp; Joglo Lawas&amp; Prodiakon\par Sode Muda, Maria\\ </text:p>
          </table:table-cell>
          <table:table-cell table:formula="of:=IF([.A91]&lt;&gt;&quot;&quot;;&quot;\hline&quot;;&quot;\cline{2-7}&quot;)" office:value-type="string" office:string-value="\cline{2-7}" calcext:value-type="string">
            <text:p>\cline{2-7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VLOOKUP(WEEKDAY(DATE(2017;[.B91];[.C91]));[.$M$1:.$N$7];2)" office:value-type="string" office:string-value="Kamis" calcext:value-type="string">
            <text:p>Kamis</text:p>
          </table:table-cell>
          <table:table-cell office:value-type="string" calcext:value-type="string">
            <text:p>2Tim. 1:1-8, Mrk. 4:21-25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KRA YP Prononagoro</text:p>
          </table:table-cell>
          <table:table-cell office:value-type="string" calcext:value-type="string">
            <text:p>Nanik Ismarjati, Maria Theresia</text:p>
          </table:table-cell>
          <table:table-cell office:value-type="string" calcext:value-type="string">
            <text:p>Aloysius Lamakey</text:p>
          </table:table-cell>
          <table:table-cell table:formula="of:=[.A91]&amp;&quot;&amp; &quot;&amp;[.C91]&amp;&quot;&amp; &quot;&amp;[.D91]&amp;&quot;&amp; &quot;&amp;[.E91]&amp;&quot;&amp; &quot;&amp;[.F91]&amp;&quot;&amp; &quot;&amp;[.G91]&amp;&quot;&amp; &quot;&amp;[.H91]&amp;&quot;\par &quot;&amp;[.I91]&amp;&quot;\\ &quot;" office:value-type="string" office:string-value="&amp; 26&amp; Kamis&amp; 2Tim. 1:1-8, Mrk. 4:21-25&amp; Doa Lingkungan&amp; KRA YP Prononagoro&amp; Nanik Ismarjati, Maria Theresia\par Aloysius Lamakey\\ " calcext:value-type="string">
            <text:p>&amp; 26&amp; Kamis&amp; 2Tim. 1:1-8, Mrk. 4:21-25&amp; Doa Lingkungan&amp; KRA YP Prononagoro&amp; Nanik Ismarjati, Maria Theresia\par Aloysius Lamakey\\ </text:p>
          </table:table-cell>
          <table:table-cell table:formula="of:=IF([.A92]&lt;&gt;&quot;&quot;;&quot;\hline&quot;;&quot;\cline{2-7}&quot;)" office:value-type="string" office:string-value="\hline" calcext:value-type="string">
            <text:p>\h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3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ulan= 10 tahun= 201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yb. 42:1-3,5-6,12-17,Mzm. 119:66,71,75,91,125,130,Luk. 10:17-24,. atau:,Yes. 66:10-14b,1Kor. 12:31, 13:13;,Mat. 18:1-4,2Taw. 29:1-2; 30:1-16a,</text:p>
          </table:table-cell>
          <table:table-cell office:value-type="string" calcext:value-type="string">
            <text:p>Kis. 15:1-2,22-29,Mzm. 67:2-3,5,6,8,Why. 21:10-14.22-23,Yoh. 14:23-29,Kis. 20:17-38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b. 1:2-3; 2:2-4,Mzm. 95:1-2,6-7,8-9,2Tim. 1:6-8,13-14,Luk. 17:5-10,Sir. 1:1-20,</text:p>
          </table:table-cell>
          <table:table-cell office:value-type="string" calcext:value-type="string">
            <text:p>Kis. 16:11-15,Mzm. 149:1-2,3-4,5-6a,9b,Yoh. 15:26-16:4a,Kis. 21:1-26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l. 1:6-12,Mzm. 111:1-2,7-8,9,10c,Luk. 10:25-37,Sir. 2:1-18,</text:p>
          </table:table-cell>
          <table:table-cell office:value-type="string" calcext:value-type="string">
            <text:p>1Kor. 15:1-8,Mzm. 19:2-3,4-5,Yoh. 14:6-14,Why. 18:21, 19:10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l. 1:13-24,Mzm. 139:1-3,13-14ab,14c-15,Luk. 10:38-42,Sir. 3:1-16,</text:p>
          </table:table-cell>
          <table:table-cell office:value-type="string" calcext:value-type="string">
            <text:p>Kis. 17:15,22-18:1,Mzm. 148:1-2,11-12ab,12c-14a,14bcd,Yoh. 16:12-15,Kis. 21:40-22:21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l. 2:1-2,7-14,Mzm. 117:1,2,Luk. 11:1-4,Sir. 3:17-4:10,</text:p>
          </table:table-cell>
          <table:table-cell office:value-type="string" calcext:value-type="string">
            <text:p>Kis. 1:1-11,Mzm. 47:2-3,6-7,8-9,Ef. 1:17-23,Ibr. 9:24-28; 10:19-23,Luk. 24:46-53,Ef 4:1-24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l. 3:1-5,Luk. 1:69-70,71-72,73-75,Luk. 11:5-13,Sir. 5:1-6:4,</text:p>
          </table:table-cell>
          <table:table-cell office:value-type="string" calcext:value-type="string">
            <text:p>Kis. 18:9-18,Mzm. 47:2-3,4-5,6-7,Yoh. 16:20-23a,Kis. 22:22-23:11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l. 3:7-14,Mzm. 111:1-2,3-4,5-6,Luk. 11:15-26,Sir. 6:5-37,</text:p>
          </table:table-cell>
          <table:table-cell office:value-type="string" calcext:value-type="string">
            <text:p>Kis. 18:23-28,Mzm. 47:2-3,8-9,10,Yoh. 16:23b-28,Kis. 23:12-35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l. 3:22-29,Mzm. 105:2-3,4-5,6-7,Luk. 11:27-28,Sir. 7:22-36,</text:p>
          </table:table-cell>
          <table:table-cell office:value-type="string" calcext:value-type="string">
            <text:p>Kis. 7:55-60,Mzm. 97:1,2b,6,7c,9,Why. 22:12-14,16-17,20,Yoh. 17:20-26,Kis. 24:1-6,8b-27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Raj. 5:14-17,Mzm. 98:1,2-3ab,3cd-4,2Tim. 2:8-13,Luk. 17:11-19,Sir. 10:6-18,</text:p>
          </table:table-cell>
          <table:table-cell office:value-type="string" calcext:value-type="string">
            <text:p>Kis. 19:1-8,Mzm. 68:2-3,4-5ac,6-7ab,Yoh. 16:29-33,Kis. 25:1-27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l. 4:22-24,26-27,31-5:1,Mzm. 113:1-2,3-4,5a,6-7,Luk. 11:29-32,Sir. 11:11-28,</text:p>
          </table:table-cell>
          <table:table-cell office:value-type="string" calcext:value-type="string">
            <text:p>Kis. 20:17-27,Mzm. 68:10-11,20-21,Yoh. 17:1-11a,Kis. 26:1-32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l. 4:31b, 5:6;,Mzm. 119:41,43,44,45,47,48,Luk. 11:37-41,Sir. 14:20-15:10,</text:p>
          </table:table-cell>
          <table:table-cell office:value-type="string" calcext:value-type="string">
            <text:p>Kis. 20:28-38,Mzm. 68:29-30,33-35a,35b-36c,Yoh. 17:11b-19,Kis. 27:1-20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l. 5:18-25,Mzm. 1:1-2,3,4,6,Luk. 11:42-46,Sir. 15:11-20,</text:p>
          </table:table-cell>
          <table:table-cell office:value-type="string" calcext:value-type="string">
            <text:p>Kis. 22:30; 23:6-11,Mzm. 16:1-2a,5,7-8,9-10,11,Yoh. 17:20-26,Kis. 27:21-44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f. 1:1-10,Mzm. 98:1,2-3ab,3cd-4,5-6,Luk. 11:47-54,Sir. 16:24-17:14,</text:p>
          </table:table-cell>
          <table:table-cell office:value-type="string" calcext:value-type="string">
            <text:p>Kis. 25:13b-21,Mzm. 103:1-2,11-12,19-20ab,Yoh. 21:15-19,Kis. 28:1-14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f. 1:11-14,Mzm. 33:1-2,4-5,12-13,Luk. 12:1-7,Sir. 17:15-32,</text:p>
          </table:table-cell>
          <table:table-cell office:value-type="string" calcext:value-type="string">
            <text:p>Kis. 1:15-17,20-26,Mzm. 113:1-2,3-4,5-6,7-8,Yoh. 15:9-17,Kis. 5:12-32,1Kor. 1:17-2:5,1Kor. 4:1-16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f. 1:15-23,Mzm. 8:2-3a,4-5,6-7,Luk. 12:8-12,Sir. 24:1-22,</text:p>
          </table:table-cell>
          <table:table-cell office:value-type="string" calcext:value-type="string">
            <text:p>Kis. 2:1-11,Mzm. 104:1ab,24ac,29bc-30,31,34,1Kor. 12:3b-7,12-13,Rm. 8:8-17,Yoh. 14:15-16,23b-26,Rm. 8:5-27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el. 17:8-13,Mzm. 121:1-2,3-4,5-6,7-8,2Tim. 3:14-4:2,Luk. 18:1-8,Sir. 26:1-4,9-18,</text:p>
          </table:table-cell>
          <table:table-cell office:value-type="string" calcext:value-type="string">
            <text:p>Yak. 3:13-18,Mzm. 19:8,9,10,15,Mrk. 9:14-29,2Kor. 1:15-2:11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f. 2:1-10,Mzm. 100:2,3,4,5,Luk. 12: 13-21,Sir. 27:22-28:7,</text:p>
          </table:table-cell>
          <table:table-cell office:value-type="string" calcext:value-type="string">
            <text:p>Yak. 4:1-10,Mzm. 55:7-8,9-10a,10b-11a,10b-11a,23,Mrk. 9:30-37,2Kor. 2:12-3:6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Tim. 4:10-17b,Mzm. 145:10-11,12-13ab,17-18,Luk. 10:1-9,Kis. 9:27-31; 11:19-26,</text:p>
          </table:table-cell>
          <table:table-cell office:value-type="string" calcext:value-type="string">
            <text:p>Yak. 4:13-17,Mzm. 49:2-3,6-7,8-10,11,Mrk. 9:38-40,2Kor. 3:7-4:4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f. 3:2-12,Yes. 12:2-3,4bcd,5-6,Luk. 12:39-48,Sir. 35:1-17,</text:p>
          </table:table-cell>
          <table:table-cell office:value-type="string" calcext:value-type="string">
            <text:p>Yak. 5:1-6,Mzm. 49:14-15ab,15cd-16,17-18,19-20,Mrk. 9:41-50,2Kor. 4:5-18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f. 3:14-21,Mzm. 33:1-2,4-5,11-12,18-19,Luk. 12:49-53,Sir. 38:24-39:11,</text:p>
          </table:table-cell>
          <table:table-cell office:value-type="string" calcext:value-type="string">
            <text:p>Yak. 5:9-12,Mzm. 103:1-2,3-4,8-9,11-12,Mrk. 10:1-12,2Kor. 5:1-21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f. 4:1-6,Mzm. 24:1-2,3-4ab,5-6,Luk. 12:54-59,Sir. 42:15-25; 43:27-33,</text:p>
          </table:table-cell>
          <table:table-cell office:value-type="string" calcext:value-type="string">
            <text:p>Yak. 5:13-20,Mzm. 141:1-2,3,8,Mrk. 10:13-16,2Kor. 6:1-7:1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f. 4:7-16,Mzm. 122:1-2,3-4a,4b-5,Luk. 13:1-9,Hab. 2:5-20,</text:p>
          </table:table-cell>
          <table:table-cell office:value-type="string" calcext:value-type="string">
            <text:p>Ams. 8:22-31,Mzm. 8:4-5,6-7,8-9,Rm. 5:1-5,Yoh. 16:12-15,Ef 1:1-14,1Kor 2:1-16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r. 35:12-14,16-18,Mzm. 34:2-3,17-18,19,23,2Tim. 4:6-8,16-18,Luk. 18:9-14,Keb. 1:1-15,</text:p>
          </table:table-cell>
          <table:table-cell office:value-type="string" calcext:value-type="string">
            <text:p>1Ptr. 1:3-9,Mzm. 111:1-2,5-6,9,10c,Mrk. 10:17-27,2Kor. 8:1-24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f. 4:32-5:8,Mzm. 1:1-2,3,4,6,Luk. 13:10-17,Keb. 1:16-2:24,</text:p>
          </table:table-cell>
          <table:table-cell office:value-type="string" calcext:value-type="string">
            <text:p>1Ptr. 1:10-16,Mzm. 98:1,2-3ab,3c-4,Mrk. 10:28-31,2Kor. 9:1-15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f. 5:21-33,Mzm. 128:1-2,3,4-5,Luk. 13:18-21,Keb. 3:1-19,</text:p>
          </table:table-cell>
          <table:table-cell office:value-type="string" calcext:value-type="string">
            <text:p>1Ptr. 1:18-25,Mzm. 147:12-13,14-15,19-20,Mrk. 10:32-45,2Kor. 10:1-11:6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f. 6:1-9,Mzm. 145:10-11,12-13ab,13cd-14,Luk. 13:22-30,Keb. 4:1-20,</text:p>
          </table:table-cell>
          <table:table-cell office:value-type="string" calcext:value-type="string">
            <text:p>1Ptr. 2:2-5,9-12,Mzm. 100:2,3,4,5,Mrk. 10:46-52,2Kor. 11:7-29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f. 6:10-20,Mzm. 144:1,2,9-10,Luk. 13:31-35,Keb. 5:1-23,</text:p>
          </table:table-cell>
          <table:table-cell office:value-type="string" calcext:value-type="string">
            <text:p>1Ptr. 4:7-13,Mzm. 96:10,11-12,13,Mrk. 11:11-26,2Kor. 11:30, 12:13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f. 2:19-22,Mzm. 19:2-3,4-5,Luk. 6:12-19,Kis. 5:12-32,1Kor. 1:17-2:5,1Kor. 4:1-16,</text:p>
          </table:table-cell>
          <table:table-cell office:value-type="string" calcext:value-type="string">
            <text:p>Yud. 17:20b-25,Mzm. 63:2,3-4,5-6,Mrk. 11:27-33,2Kor. 12:14-13:14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lp. 1:18b-26,Mzm. 42:2,3,5bcd,Luk. 14:1,7-11,Keb. 7:15-30,</text:p>
          </table:table-cell>
          <table:table-cell office:value-type="string" calcext:value-type="string">
            <text:p>Kej. 14:18-20,Mzm. 110:1,2,3,4,1Kor. 11:23-26,Luk. 9:11b-17,Rm. 5:1-21,Kel. 24:1-11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eb. 11:22-12:2,Mzm. 145:1-2,8-9,10-11,13cd-14,2Tes. 1:11-2:2,Luk. 19:1-10,Keb. 8:1-21,</text:p>
          </table:table-cell>
          <table:table-cell office:value-type="string" calcext:value-type="string">
            <text:p>2Ptr. 1:1-7,Mzm. 91:1-2,14-15ab,15c-16,Mrk. 12:1-12,Gal. 1:13-2:10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lp. 2:1-4,Mzm. 131:1,2,3,Luk. 14:12-14,Keb. 9:1-18,</text:p>
          </table:table-cell>
          <table:table-cell office:value-type="string" calcext:value-type="string">
            <text:p>Zef. 3:14-18a,Rm. 12:9-16b,Yes. 12:2-3,4,Luk. 1:39-56,Kid. 2:8-14; 8:6-7,</text:p>
          </table:table-cell>
        </table:table-row>
      </table:table>
      <table:named-expressions/>
      <table:database-ranges>
        <table:database-range table:name="__Anonymous_Sheet_DB__0" table:target-range-address="Sheet1.I53:Sheet1.J8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 style:data-style-name="N2" text:time-value="19:10:40.7865210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09:50:48.527415150</meta:creation-date>
    <meta:editing-duration>P6DT8H18M8S</meta:editing-duration>
    <meta:editing-cycles>14</meta:editing-cycles>
    <meta:generator>LibreOffice/4.4.5.2$Linux_X86_64 LibreOffice_project/a22f674fd25a3b6f45bdebf25400ed2adff0ff99</meta:generator>
    <dc:date>2016-01-28T08:06:12.818902321</dc:date>
    <meta:document-statistic meta:table-count="2" meta:cell-count="1017" meta:object-count="0"/>
  </office:meta>
</office:document-meta>
</file>